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9cm"/>
    </style:style>
    <style:style style:name="co4" style:family="table-column">
      <style:table-column-properties fo:break-before="auto" style:column-width="2.757cm"/>
    </style:style>
    <style:style style:name="co5" style:family="table-column">
      <style:table-column-properties fo:break-before="auto" style:column-width="1.9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3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weight="bold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weight="bold"/>
    </style:style>
    <style:style style:name="ce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/>
    </style:style>
    <style:style style:name="ce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tyle="normal"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="0.002cm solid #000000"/>
      <style:text-properties fo:font-weight="bold"/>
    </style:style>
    <style:style style:name="ce15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weight="bold"/>
    </style:style>
    <style:style style:name="ce16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tyle="normal" fo:font-weight="bold"/>
    </style:style>
    <style:style style:name="ce18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9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2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weight="bold"/>
    </style:style>
    <style:style style:name="ce22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font-weight="bold"/>
    </style:style>
    <style:style style:name="ce23" style:family="table-cell" style:parent-style-name="Default">
      <style:table-cell-properties fo:border-bottom="0.088cm solid #000000" fo:background-color="#00ae00" fo:border-left="0.088cm solid #000000" fo:border-right="none" fo:border-top="0.088cm solid #000000"/>
      <style:text-properties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fo:border-bottom="0.088cm solid #000000" fo:background-color="#00ae00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2pt"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fo:font-weight="bold"/>
    </style:style>
    <style:style style:name="ce27" style:family="table-cell" style:parent-style-name="Default">
      <style:table-cell-properties fo:border-bottom="0.088cm solid #000000" fo:background-color="#00ae00" fo:border-left="none" fo:border-right="none" fo:border-top="0.088cm solid #000000"/>
    </style:style>
    <style:style style:name="ce28" style:family="table-cell" style:parent-style-name="Default">
      <style:table-cell-properties fo:border-bottom="0.088cm solid #000000" fo:background-color="#00ae00" fo:border-left="none" fo:border-right="0.088cm solid #000000" fo:border-top="0.088cm solid #000000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tyle="normal" fo:font-weight="bold"/>
    </style:style>
    <style:style style:name="ce30" style:family="table-cell" style:parent-style-name="Default">
      <style:table-cell-properties fo:border-bottom="0.088cm solid #000000" fo:background-color="#00ae00" fo:border-left="0.088cm solid #000000" fo:border-right="none" fo:border-top="0.088cm solid #000000"/>
      <style:text-properties fo:font-size="12pt" fo:font-weight="bold"/>
    </style:style>
    <style:style style:name="ce31" style:family="table-cell" style:parent-style-name="Default">
      <style:table-cell-properties fo:border-bottom="0.088cm solid #000000" fo:background-color="#00ae00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DejaVu Sans" fo:font-size="12pt" fo:font-weight="bold" style:font-name-asian="DejaVu Sans1" style:font-name-complex="DejaVu Sans1"/>
    </style:style>
    <style:style style:name="ce32" style:family="table-cell" style:parent-style-name="Default">
      <style:table-cell-properties fo:border-bottom="0.088cm solid #000000" fo:background-color="#00ae00" fo:border-left="none" fo:border-right="none" fo:border-top="0.088cm solid #000000"/>
      <style:text-properties fo:font-size="12pt"/>
    </style:style>
    <style:style style:name="ce33" style:family="table-cell" style:parent-style-name="Default">
      <style:table-cell-properties fo:border-bottom="0.088cm solid #000000" fo:background-color="#00ae00" fo:border-left="none" fo:border-right="0.088cm solid #000000" fo:border-top="0.088cm solid #000000"/>
      <style:text-properties fo:font-size="12pt"/>
    </style:style>
  </office:automatic-styles>
  <office:body>
    <office:spreadsheet>
      <table:table table:name="reporte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10"/>
        <table:table-column table:style-name="co2" table:number-columns-repeated="4" table:default-cell-style-name="Default"/>
        <table:table-row table:style-name="ro1">
          <table:table-cell table:style-name="ce1" office:value-type="string" table:number-columns-spanned="7" table:number-rows-spanned="1">
            <text:p>Reportes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 table:number-rows-repeated="3"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2"/>
          <table:table-cell table:style-name="ce8" office:value-type="string" table:number-columns-spanned="3" table:number-rows-spanned="1">
            <text:p>RTLinux</text:p>
          </table:table-cell>
          <table:covered-table-cell table:style-name="ce12"/>
          <table:covered-table-cell table:style-name="ce16"/>
          <table:table-cell table:number-columns-repeated="3"/>
        </table:table-row>
        <table:table-row table:style-name="ro2">
          <table:table-cell table:style-name="ce3"/>
          <table:table-cell table:style-name="ce9" office:value-type="string">
            <text:p>1000 Hz</text:p>
          </table:table-cell>
          <table:table-cell table:style-name="ce9" office:value-type="string">
            <text:p>2000 Hz</text:p>
          </table:table-cell>
          <table:table-cell table:style-name="ce17" office:value-type="string">
            <text:p>5000 Hz</text:p>
          </table:table-cell>
          <table:table-cell table:number-columns-repeated="3"/>
        </table:table-row>
        <table:table-row table:style-name="ro2">
          <table:table-cell office:value-type="string">
            <text:p>MEDIA</text:p>
          </table:table-cell>
          <table:table-cell table:formula="oooc:=AVERAGE([datos.B3:.B502])" office:value-type="float" office:value="999996.608">
            <text:p>999996,61</text:p>
          </table:table-cell>
          <table:table-cell table:formula="oooc:=AVERAGE([datos.C3:.C502])" office:value-type="float" office:value="499998.656">
            <text:p>499998,66</text:p>
          </table:table-cell>
          <table:table-cell table:style-name="ce18" table:formula="oooc:=AVERAGE([datos.D3:.D502])" office:value-type="float" office:value="199999.168">
            <text:p>199999,17</text:p>
          </table:table-cell>
          <table:table-cell table:number-columns-repeated="3"/>
        </table:table-row>
        <table:table-row table:style-name="ro2">
          <table:table-cell office:value-type="string">
            <text:p>STD</text:p>
          </table:table-cell>
          <table:table-cell table:formula="oooc:=STDEV([datos.B3:.B502])" office:value-type="float" office:value="1079.01833880939">
            <text:p>1079,02</text:p>
          </table:table-cell>
          <table:table-cell table:formula="oooc:=STDEV([datos.C3:.C502])" office:value-type="float" office:value="1702.81844451308">
            <text:p>1702,82</text:p>
          </table:table-cell>
          <table:table-cell table:style-name="ce18" table:formula="oooc:=STDEV([datos.D3:.D502])" office:value-type="float" office:value="2229.71065364409">
            <text:p>2229,71</text:p>
          </table:table-cell>
          <table:table-cell table:number-columns-repeated="3"/>
        </table:table-row>
        <table:table-row table:style-name="ro2">
          <table:table-cell office:value-type="string">
            <text:p>MIN</text:p>
          </table:table-cell>
          <table:table-cell table:formula="oooc:=MIN([datos.B3:.B502])" office:value-type="float" office:value="987424">
            <text:p>987424</text:p>
          </table:table-cell>
          <table:table-cell table:formula="oooc:=MIN([datos.C3:.C502])" office:value-type="float" office:value="486880">
            <text:p>486880</text:p>
          </table:table-cell>
          <table:table-cell table:style-name="ce18" table:formula="oooc:=MIN([datos.D3:.D502])" office:value-type="float" office:value="186624">
            <text:p>186624</text:p>
          </table:table-cell>
          <table:table-cell table:number-columns-repeated="3"/>
        </table:table-row>
        <table:table-row table:style-name="ro2">
          <table:table-cell office:value-type="string">
            <text:p>MAX</text:p>
          </table:table-cell>
          <table:table-cell table:formula="oooc:=MAX([datos.B3:.B502])" office:value-type="float" office:value="1012000">
            <text:p>1012000</text:p>
          </table:table-cell>
          <table:table-cell table:formula="oooc:=MAX([datos.C3:.C502])" office:value-type="float" office:value="513184">
            <text:p>513184</text:p>
          </table:table-cell>
          <table:table-cell table:style-name="ce18" table:formula="oooc:=MAX([datos.D3:.D502])" office:value-type="float" office:value="213152">
            <text:p>213152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ADLINES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3"/>
        </table:table-row>
        <table:table-row table:style-name="ro2" table:number-rows-repeated="3">
          <table:table-cell table:style-name="Default" table:number-columns-repeated="3"/>
          <table:table-cell table:number-columns-repeated="4"/>
        </table:table-row>
        <table:table-row table:style-name="ro4">
          <table:table-cell table:style-name="ce6" office:value-type="string" table:number-columns-spanned="7" table:number-rows-spanned="1">
            <text:p>Minix4Rt</text:p>
          </table:table-cell>
          <table:covered-table-cell table:number-columns-repeated="5" table:style-name="ce12"/>
          <table:covered-table-cell table:style-name="ce16"/>
        </table:table-row>
        <table:table-row table:style-name="ro2">
          <table:table-cell table:style-name="ce3"/>
          <table:table-cell table:style-name="ce13" office:value-type="string" table:number-columns-spanned="3" table:number-rows-spanned="1">
            <text:p>FRECUENCIAS EN VACIO</text:p>
          </table:table-cell>
          <table:covered-table-cell table:number-columns-repeated="2" table:style-name="ce15"/>
          <table:table-cell table:style-name="ce20" office:value-type="string" table:number-columns-spanned="3" table:number-rows-spanned="1">
            <text:p>FRECUENCIAS CON CARGA</text:p>
          </table:table-cell>
          <table:covered-table-cell table:style-name="ce15"/>
          <table:covered-table-cell table:style-name="ce21"/>
        </table:table-row>
        <table:table-row table:style-name="ro2">
          <table:table-cell table:style-name="ce7"/>
          <table:table-cell table:style-name="ce14" office:value-type="float" office:value="1000">
            <text:p>1000</text:p>
          </table:table-cell>
          <table:table-cell table:style-name="ce14" office:value-type="float" office:value="2000">
            <text:p>2000</text:p>
          </table:table-cell>
          <table:table-cell table:style-name="ce14" office:value-type="float" office:value="5000">
            <text:p>5000</text:p>
          </table:table-cell>
          <table:table-cell table:style-name="ce14" office:value-type="float" office:value="1000">
            <text:p>1000</text:p>
          </table:table-cell>
          <table:table-cell table:style-name="ce14" office:value-type="float" office:value="2000">
            <text:p>2000</text:p>
          </table:table-cell>
          <table:table-cell table:style-name="ce22" office:value-type="float" office:value="5000">
            <text:p>5000</text:p>
          </table:table-cell>
        </table:table-row>
        <table:table-row table:style-name="ro2">
          <table:table-cell office:value-type="string">
            <text:p>MEDIA</text:p>
          </table:table-cell>
          <table:table-cell table:formula="oooc:=AVERAGE([datos.G3:.G502])" office:value-type="float" office:value="999102.528">
            <text:p>999102,53</text:p>
          </table:table-cell>
          <table:table-cell table:formula="oooc:=AVERAGE([datos.H3:.H502])" office:value-type="float" office:value="499566.272">
            <text:p>499566,27</text:p>
          </table:table-cell>
          <table:table-cell table:style-name="ce10" table:formula="oooc:=AVERAGE([datos.I3:.I502])" office:value-type="float" office:value="199488.064">
            <text:p>199488,06</text:p>
          </table:table-cell>
          <table:table-cell table:style-name="ce10" table:formula="oooc:=AVERAGE([datos.L3:.L502])" office:value-type="float" office:value="999122.112">
            <text:p>999122,11</text:p>
          </table:table-cell>
          <table:table-cell table:style-name="ce10" table:formula="oooc:=AVERAGE([datos.M3:.M502])" office:value-type="float" office:value="499548.288">
            <text:p>499548,29</text:p>
          </table:table-cell>
          <table:table-cell table:style-name="ce18" table:formula="oooc:=AVERAGE([datos.N3:.N502])" office:value-type="float" office:value="199408.832">
            <text:p>199408,83</text:p>
          </table:table-cell>
        </table:table-row>
        <table:table-row table:style-name="ro2">
          <table:table-cell office:value-type="string">
            <text:p>STD</text:p>
          </table:table-cell>
          <table:table-cell table:formula="oooc:=STDEV([datos.G3:.G502])" office:value-type="float" office:value="14372.6001405039">
            <text:p>14372,6</text:p>
          </table:table-cell>
          <table:table-cell table:formula="oooc:=STDEV([datos.H3:.H502])" office:value-type="float" office:value="2791.26154705433">
            <text:p>2791,26</text:p>
          </table:table-cell>
          <table:table-cell table:style-name="ce10" table:formula="oooc:=STDEV([datos.I3:.I502])" office:value-type="float" office:value="3314.7239428856">
            <text:p>3314,72</text:p>
          </table:table-cell>
          <table:table-cell table:style-name="ce10" table:formula="oooc:=STDEV([datos.L3:.L502])" office:value-type="float" office:value="10896.3794963149">
            <text:p>10896,38</text:p>
          </table:table-cell>
          <table:table-cell table:style-name="ce10" table:formula="oooc:=STDEV([datos.M3:.M502])" office:value-type="float" office:value="12700.6739630339">
            <text:p>12700,67</text:p>
          </table:table-cell>
          <table:table-cell table:style-name="ce18" table:formula="oooc:=STDEV([datos.N3:.N502])" office:value-type="float" office:value="5012.85171058557">
            <text:p>5012,85</text:p>
          </table:table-cell>
        </table:table-row>
        <table:table-row table:style-name="ro2">
          <table:table-cell office:value-type="string">
            <text:p>MIN</text:p>
          </table:table-cell>
          <table:table-cell table:formula="oooc:=MIN([datos.G3:.G502])" office:value-type="float" office:value="771840">
            <text:p>771840</text:p>
          </table:table-cell>
          <table:table-cell table:formula="oooc:=MIN([datos.H3:.H502])" office:value-type="float" office:value="485440">
            <text:p>485440</text:p>
          </table:table-cell>
          <table:table-cell table:style-name="ce10" table:formula="oooc:=MIN([datos.I3:.I502])" office:value-type="float" office:value="178144">
            <text:p>178144</text:p>
          </table:table-cell>
          <table:table-cell table:style-name="ce10" table:formula="oooc:=MIN([datos.L3:.L502])" office:value-type="float" office:value="862976">
            <text:p>862976</text:p>
          </table:table-cell>
          <table:table-cell table:style-name="ce10" table:formula="oooc:=MIN([datos.M3:.M502])" office:value-type="float" office:value="311456">
            <text:p>311456</text:p>
          </table:table-cell>
          <table:table-cell table:style-name="ce18" table:formula="oooc:=MIN([datos.N3:.N502])" office:value-type="float" office:value="157696">
            <text:p>157696</text:p>
          </table:table-cell>
        </table:table-row>
        <table:table-row table:style-name="ro2">
          <table:table-cell office:value-type="string">
            <text:p>MAX</text:p>
          </table:table-cell>
          <table:table-cell table:formula="oooc:=MAX([datos.G3:.G502])" office:value-type="float" office:value="1218144">
            <text:p>1218144</text:p>
          </table:table-cell>
          <table:table-cell table:formula="oooc:=MAX([datos.H3:.H502])" office:value-type="float" office:value="518048">
            <text:p>518048</text:p>
          </table:table-cell>
          <table:table-cell table:style-name="ce10" table:formula="oooc:=MAX([datos.I3:.I502])" office:value-type="float" office:value="212544">
            <text:p>212544</text:p>
          </table:table-cell>
          <table:table-cell table:style-name="ce10" table:formula="oooc:=MAX([datos.L3:.L502])" office:value-type="float" office:value="1136064">
            <text:p>1136064</text:p>
          </table:table-cell>
          <table:table-cell table:style-name="ce10" table:formula="oooc:=MAX([datos.M3:.M502])" office:value-type="float" office:value="688192">
            <text:p>688192</text:p>
          </table:table-cell>
          <table:table-cell table:style-name="ce18" table:formula="oooc:=MAX([datos.N3:.N502])" office:value-type="float" office:value="236320">
            <text:p>236320</text:p>
          </table:table-cell>
        </table:table-row>
        <table:table-row table:style-name="ro2">
          <table:table-cell table:style-name="ce5" office:value-type="string">
            <text:p>DEADLINES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9" office:value-type="float" office:value="0">
            <text:p>0</text:p>
          </table:table-cell>
        </table:table-row>
      </table:table>
      <table:table table:name="datos" table:style-name="ta1">
        <office:forms form:automatic-focus="false" form:apply-design-mode="false"/>
        <table:table-column table:style-name="co3" table:default-cell-style-name="ce24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5" table:number-columns-repeated="2" table:default-cell-style-name="Default"/>
        <table:table-row table:style-name="ro3">
          <table:table-cell table:style-name="ce23"/>
          <table:table-cell table:style-name="ce25" office:value-type="string" table:number-columns-spanned="3" table:number-rows-spanned="1">
            <text:p>RTLinux</text:p>
          </table:table-cell>
          <table:covered-table-cell table:style-name="ce27"/>
          <table:covered-table-cell table:style-name="ce28"/>
          <table:table-cell/>
          <table:table-cell table:style-name="ce23"/>
          <table:table-cell table:style-name="ce25" office:value-type="string" table:number-columns-spanned="3" table:number-rows-spanned="1">
            <text:p>Minix4RT sin carga</text:p>
          </table:table-cell>
          <table:covered-table-cell table:style-name="ce27"/>
          <table:covered-table-cell table:style-name="ce28"/>
          <table:table-cell/>
          <table:table-cell table:style-name="ce30"/>
          <table:table-cell table:style-name="ce31" office:value-type="string" table:number-columns-spanned="3" table:number-rows-spanned="1">
            <text:p>Minix4RT con carga</text:p>
          </table:table-cell>
          <table:covered-table-cell table:style-name="ce32"/>
          <table:covered-table-cell table:style-name="ce33"/>
        </table:table-row>
        <table:table-row table:style-name="ro5">
          <table:table-cell table:style-name="ce4" office:value-type="string">
            <text:p>Frec.</text:p>
          </table:table-cell>
          <table:table-cell table:style-name="ce26" office:value-type="string">
            <text:p>1000 Hz</text:p>
          </table:table-cell>
          <table:table-cell table:style-name="ce26" office:value-type="string">
            <text:p>2000 Hz</text:p>
          </table:table-cell>
          <table:table-cell table:style-name="ce29" office:value-type="string">
            <text:p>5000 Hz</text:p>
          </table:table-cell>
          <table:table-cell/>
          <table:table-cell table:style-name="ce4" office:value-type="string">
            <text:p>Frec.</text:p>
          </table:table-cell>
          <table:table-cell table:style-name="ce26" office:value-type="string">
            <text:p>1000 Hz</text:p>
          </table:table-cell>
          <table:table-cell table:style-name="ce26" office:value-type="string">
            <text:p>2000 Hz</text:p>
          </table:table-cell>
          <table:table-cell table:style-name="ce29" office:value-type="string">
            <text:p>5000 Hz</text:p>
          </table:table-cell>
          <table:table-cell/>
          <table:table-cell table:style-name="ce4" office:value-type="string">
            <text:p>Frec.</text:p>
          </table:table-cell>
          <table:table-cell table:style-name="ce26" office:value-type="string">
            <text:p>1000 Hz</text:p>
          </table:table-cell>
          <table:table-cell table:style-name="ce26" office:value-type="string">
            <text:p>2000 Hz</text:p>
          </table:table-cell>
          <table:table-cell table:style-name="ce29" office:value-type="string">
            <text:p>5000 Hz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1">
            <text:p>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">
            <text:p>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3296">
            <text:p>503296</text:p>
          </table:table-cell>
          <table:table-cell table:style-name="ce18" office:value-type="float" office:value="180640">
            <text:p>18064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2">
            <text:p>2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">
            <text:p>2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16000">
            <text:p>21600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3">
            <text:p>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">
            <text:p>3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89600">
            <text:p>48960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4">
            <text:p>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">
            <text:p>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10272">
            <text:p>5102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199424">
            <text:p>199424</text:p>
          </table:table-cell>
          <table:table-cell/>
          <table:table-cell table:style-name="ce4" office:value-type="float" office:value="5">
            <text:p>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5">
            <text:p>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85152">
            <text:p>185152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416">
            <text:p>200416</text:p>
          </table:table-cell>
          <table:table-cell/>
          <table:table-cell table:style-name="ce4" office:value-type="float" office:value="6">
            <text:p>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6">
            <text:p>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89088">
            <text:p>489088</text:p>
          </table:table-cell>
          <table:table-cell table:style-name="ce18" office:value-type="float" office:value="211712">
            <text:p>211712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1000960">
            <text:p>10009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7">
            <text:p>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7">
            <text:p>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12864">
            <text:p>512864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999936">
            <text:p>999936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8">
            <text:p>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8">
            <text:p>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9">
            <text:p>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584">
            <text:p>503584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9">
            <text:p>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10">
            <text:p>1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0">
            <text:p>1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1">
            <text:p>1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1">
            <text:p>1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12">
            <text:p>1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2">
            <text:p>1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9424">
            <text:p>199424</text:p>
          </table:table-cell>
          <table:table-cell/>
          <table:table-cell table:style-name="ce4" office:value-type="float" office:value="13">
            <text:p>13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3">
            <text:p>13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416">
            <text:p>200416</text:p>
          </table:table-cell>
          <table:table-cell/>
          <table:table-cell table:style-name="ce4" office:value-type="float" office:value="14">
            <text:p>1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0464">
            <text:p>190464</text:p>
          </table:table-cell>
          <table:table-cell/>
          <table:table-cell table:style-name="ce4" office:value-type="float" office:value="14">
            <text:p>14</text:p>
          </table:table-cell>
          <table:table-cell table:style-name="ce10" office:value-type="float" office:value="1004224">
            <text:p>1004224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5">
            <text:p>15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8480">
            <text:p>208480</text:p>
          </table:table-cell>
          <table:table-cell/>
          <table:table-cell table:style-name="ce4" office:value-type="float" office:value="15">
            <text:p>1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136">
            <text:p>199136</text:p>
          </table:table-cell>
          <table:table-cell/>
          <table:table-cell table:style-name="ce4" office:value-type="float" office:value="16">
            <text:p>1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6">
            <text:p>1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7">
            <text:p>1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7">
            <text:p>17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18">
            <text:p>1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8">
            <text:p>18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19">
            <text:p>1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9">
            <text:p>19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20">
            <text:p>20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0">
            <text:p>2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21">
            <text:p>21</text:p>
          </table:table-cell>
          <table:table-cell table:style-name="ce10" office:value-type="float" office:value="992384">
            <text:p>992384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21">
            <text:p>21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22">
            <text:p>22</text:p>
          </table:table-cell>
          <table:table-cell table:style-name="ce10" office:value-type="float" office:value="1004544">
            <text:p>1004544</text:p>
          </table:table-cell>
          <table:table-cell table:style-name="ce10" office:value-type="float" office:value="503616">
            <text:p>503616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22">
            <text:p>22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23">
            <text:p>23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3">
            <text:p>2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3040">
            <text:p>50304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10" office:value-type="float" office:value="1000672">
            <text:p>1000672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4">
            <text:p>2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4">
            <text:p>2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25">
            <text:p>2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5">
            <text:p>2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6">
            <text:p>2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6">
            <text:p>26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2288">
            <text:p>4922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424">
            <text:p>199424</text:p>
          </table:table-cell>
          <table:table-cell/>
          <table:table-cell table:style-name="ce4" office:value-type="float" office:value="27">
            <text:p>2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7">
            <text:p>2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4768">
            <text:p>504768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28">
            <text:p>2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8">
            <text:p>28</text:p>
          </table:table-cell>
          <table:table-cell table:style-name="ce10" office:value-type="float" office:value="994752">
            <text:p>9947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9">
            <text:p>2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9">
            <text:p>29</text:p>
          </table:table-cell>
          <table:table-cell table:style-name="ce10" office:value-type="float" office:value="1002496">
            <text:p>100249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136">
            <text:p>199136</text:p>
          </table:table-cell>
          <table:table-cell/>
          <table:table-cell table:style-name="ce4" office:value-type="float" office:value="30">
            <text:p>3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0">
            <text:p>3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31">
            <text:p>3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1">
            <text:p>3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32">
            <text:p>3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2">
            <text:p>3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33">
            <text:p>3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3">
            <text:p>3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4">
            <text:p>34</text:p>
          </table:table-cell>
          <table:table-cell table:style-name="ce10" office:value-type="float" office:value="994784">
            <text:p>9947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4">
            <text:p>34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5">
            <text:p>3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5">
            <text:p>35</text:p>
          </table:table-cell>
          <table:table-cell table:style-name="ce10" office:value-type="float" office:value="1004032">
            <text:p>100403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36">
            <text:p>3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89056">
            <text:p>489056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6">
            <text:p>3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37">
            <text:p>3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8480">
            <text:p>50848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7">
            <text:p>3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38">
            <text:p>3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512">
            <text:p>5005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8">
            <text:p>3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39">
            <text:p>3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9">
            <text:p>3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40">
            <text:p>4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0">
            <text:p>4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41">
            <text:p>4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41">
            <text:p>4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2">
            <text:p>42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2">
            <text:p>42</text:p>
          </table:table-cell>
          <table:table-cell table:style-name="ce10" office:value-type="float" office:value="995296">
            <text:p>99529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43">
            <text:p>4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43">
            <text:p>43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199136">
            <text:p>199136</text:p>
          </table:table-cell>
          <table:table-cell/>
          <table:table-cell table:style-name="ce4" office:value-type="float" office:value="44">
            <text:p>44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4">
            <text:p>44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45">
            <text:p>4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45">
            <text:p>4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0" office:value-type="float" office:value="1000608">
            <text:p>1000608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46">
            <text:p>4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46">
            <text:p>46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47">
            <text:p>4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7">
            <text:p>47</text:p>
          </table:table-cell>
          <table:table-cell table:style-name="ce10" office:value-type="float" office:value="862976">
            <text:p>86297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48">
            <text:p>4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48">
            <text:p>48</text:p>
          </table:table-cell>
          <table:table-cell table:style-name="ce10" office:value-type="float" office:value="1136064">
            <text:p>113606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49">
            <text:p>4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9">
            <text:p>49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50">
            <text:p>5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50">
            <text:p>5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51">
            <text:p>5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51">
            <text:p>5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52">
            <text:p>5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52">
            <text:p>52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53">
            <text:p>5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53">
            <text:p>53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54">
            <text:p>5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54">
            <text:p>5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55">
            <text:p>5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55">
            <text:p>55</text:p>
          </table:table-cell>
          <table:table-cell table:style-name="ce10" office:value-type="float" office:value="1006336">
            <text:p>100633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56">
            <text:p>5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56">
            <text:p>5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57">
            <text:p>57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57">
            <text:p>5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58">
            <text:p>5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58">
            <text:p>58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59">
            <text:p>59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59">
            <text:p>59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60">
            <text:p>60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60">
            <text:p>6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61">
            <text:p>61</text:p>
          </table:table-cell>
          <table:table-cell table:style-name="ce10" office:value-type="float" office:value="771840">
            <text:p>771840</text:p>
          </table:table-cell>
          <table:table-cell table:style-name="ce10" office:value-type="float" office:value="496096">
            <text:p>496096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61">
            <text:p>6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62">
            <text:p>62</text:p>
          </table:table-cell>
          <table:table-cell table:style-name="ce10" office:value-type="float" office:value="1218144">
            <text:p>121814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62">
            <text:p>6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63">
            <text:p>63</text:p>
          </table:table-cell>
          <table:table-cell table:style-name="ce10" office:value-type="float" office:value="1009248">
            <text:p>10092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088">
            <text:p>197088</text:p>
          </table:table-cell>
          <table:table-cell/>
          <table:table-cell table:style-name="ce4" office:value-type="float" office:value="63">
            <text:p>6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3792">
            <text:p>493792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64">
            <text:p>64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64">
            <text:p>6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8160">
            <text:p>50816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65">
            <text:p>65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65">
            <text:p>6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66">
            <text:p>6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66">
            <text:p>6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67">
            <text:p>6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67">
            <text:p>67</text:p>
          </table:table-cell>
          <table:table-cell table:style-name="ce10" office:value-type="float" office:value="994240">
            <text:p>994240</text:p>
          </table:table-cell>
          <table:table-cell table:style-name="ce10" office:value-type="float" office:value="484736">
            <text:p>484736</text:p>
          </table:table-cell>
          <table:table-cell table:style-name="ce18" office:value-type="float" office:value="196928">
            <text:p>196928</text:p>
          </table:table-cell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68">
            <text:p>6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68">
            <text:p>68</text:p>
          </table:table-cell>
          <table:table-cell table:style-name="ce10" office:value-type="float" office:value="1002688">
            <text:p>1002688</text:p>
          </table:table-cell>
          <table:table-cell table:style-name="ce10" office:value-type="float" office:value="510240">
            <text:p>510240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69">
            <text:p>69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69">
            <text:p>69</text:p>
          </table:table-cell>
          <table:table-cell table:style-name="ce10" office:value-type="float" office:value="974144">
            <text:p>974144</text:p>
          </table:table-cell>
          <table:table-cell table:style-name="ce10" office:value-type="float" office:value="493792">
            <text:p>4937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70">
            <text:p>7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70">
            <text:p>70</text:p>
          </table:table-cell>
          <table:table-cell table:style-name="ce10" office:value-type="float" office:value="1036768">
            <text:p>1036768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71">
            <text:p>7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71">
            <text:p>7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10272">
            <text:p>510272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72">
            <text:p>7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72">
            <text:p>72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86784">
            <text:p>486784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73">
            <text:p>7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73">
            <text:p>73</text:p>
          </table:table-cell>
          <table:table-cell table:style-name="ce10" office:value-type="float" office:value="995296">
            <text:p>99529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74">
            <text:p>7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74">
            <text:p>74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510272">
            <text:p>5102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75">
            <text:p>7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75">
            <text:p>75</text:p>
          </table:table-cell>
          <table:table-cell table:style-name="ce10" office:value-type="float" office:value="1008640">
            <text:p>1008640</text:p>
          </table:table-cell>
          <table:table-cell table:style-name="ce10" office:value-type="float" office:value="491712">
            <text:p>49171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76">
            <text:p>7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76">
            <text:p>76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592">
            <text:p>498592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77">
            <text:p>77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77">
            <text:p>77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1280">
            <text:p>50128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672">
            <text:p>200672</text:p>
          </table:table-cell>
          <table:table-cell/>
          <table:table-cell table:style-name="ce4" office:value-type="float" office:value="78">
            <text:p>78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78">
            <text:p>7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5344">
            <text:p>505344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79">
            <text:p>7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79">
            <text:p>79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1712">
            <text:p>491712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80">
            <text:p>8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80">
            <text:p>80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10272">
            <text:p>5102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81">
            <text:p>8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81">
            <text:p>8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82">
            <text:p>8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82">
            <text:p>8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83">
            <text:p>83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83">
            <text:p>83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84">
            <text:p>8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84">
            <text:p>84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85">
            <text:p>85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85">
            <text:p>85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86">
            <text:p>86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86">
            <text:p>8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87">
            <text:p>8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4016">
            <text:p>494016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87">
            <text:p>87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472">
            <text:p>197472</text:p>
          </table:table-cell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88">
            <text:p>8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7936">
            <text:p>507936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88">
            <text:p>88</text:p>
          </table:table-cell>
          <table:table-cell table:style-name="ce10" office:value-type="float" office:value="983424">
            <text:p>98342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89">
            <text:p>89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89">
            <text:p>89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90">
            <text:p>9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90">
            <text:p>90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91">
            <text:p>9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91">
            <text:p>91</text:p>
          </table:table-cell>
          <table:table-cell table:style-name="ce10" office:value-type="float" office:value="980128">
            <text:p>9801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92">
            <text:p>9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92">
            <text:p>92</text:p>
          </table:table-cell>
          <table:table-cell table:style-name="ce10" office:value-type="float" office:value="1016096">
            <text:p>101609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93">
            <text:p>9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93">
            <text:p>93</text:p>
          </table:table-cell>
          <table:table-cell table:style-name="ce10" office:value-type="float" office:value="1009632">
            <text:p>100963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94">
            <text:p>94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94">
            <text:p>94</text:p>
          </table:table-cell>
          <table:table-cell table:style-name="ce10" office:value-type="float" office:value="978496">
            <text:p>97849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95">
            <text:p>9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95">
            <text:p>95</text:p>
          </table:table-cell>
          <table:table-cell table:style-name="ce10" office:value-type="float" office:value="1006880">
            <text:p>10068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96">
            <text:p>9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96">
            <text:p>96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97">
            <text:p>97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97">
            <text:p>97</text:p>
          </table:table-cell>
          <table:table-cell table:style-name="ce10" office:value-type="float" office:value="1020512">
            <text:p>102051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4128">
            <text:p>204128</text:p>
          </table:table-cell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98">
            <text:p>98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98">
            <text:p>98</text:p>
          </table:table-cell>
          <table:table-cell table:style-name="ce10" office:value-type="float" office:value="1015584">
            <text:p>10155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2544">
            <text:p>192544</text:p>
          </table:table-cell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99">
            <text:p>99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99">
            <text:p>99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00">
            <text:p>10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00">
            <text:p>100</text:p>
          </table:table-cell>
          <table:table-cell table:style-name="ce10" office:value-type="float" office:value="1004576">
            <text:p>100457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101">
            <text:p>10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01">
            <text:p>101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76288">
            <text:p>176288</text:p>
          </table:table-cell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10" office:value-type="float" office:value="1000960">
            <text:p>10009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02">
            <text:p>102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02">
            <text:p>102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218272">
            <text:p>218272</text:p>
          </table:table-cell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103">
            <text:p>103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03">
            <text:p>10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04">
            <text:p>10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04">
            <text:p>104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3584">
            <text:p>50358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05">
            <text:p>105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05">
            <text:p>10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06">
            <text:p>106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06">
            <text:p>10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07">
            <text:p>10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07">
            <text:p>10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10" office:value-type="float" office:value="1000416">
            <text:p>1000416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08">
            <text:p>10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08">
            <text:p>108</text:p>
          </table:table-cell>
          <table:table-cell table:style-name="ce10" office:value-type="float" office:value="983392">
            <text:p>98339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109">
            <text:p>10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09">
            <text:p>109</text:p>
          </table:table-cell>
          <table:table-cell table:style-name="ce10" office:value-type="float" office:value="1016160">
            <text:p>101616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110">
            <text:p>110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10">
            <text:p>11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128">
            <text:p>204128</text:p>
          </table:table-cell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111">
            <text:p>111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11">
            <text:p>11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112">
            <text:p>11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12">
            <text:p>11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232">
            <text:p>199232</text:p>
          </table:table-cell>
          <table:table-cell/>
          <table:table-cell table:style-name="ce4" office:value-type="float" office:value="113">
            <text:p>113</text:p>
          </table:table-cell>
          <table:table-cell table:style-name="ce10" office:value-type="float" office:value="992896">
            <text:p>99289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13">
            <text:p>113</text:p>
          </table:table-cell>
          <table:table-cell table:style-name="ce10" office:value-type="float" office:value="983392">
            <text:p>98339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7472">
            <text:p>197472</text:p>
          </table:table-cell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14">
            <text:p>114</text:p>
          </table:table-cell>
          <table:table-cell table:style-name="ce10" office:value-type="float" office:value="1004352">
            <text:p>100435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2192">
            <text:p>192192</text:p>
          </table:table-cell>
          <table:table-cell/>
          <table:table-cell table:style-name="ce4" office:value-type="float" office:value="114">
            <text:p>114</text:p>
          </table:table-cell>
          <table:table-cell table:style-name="ce10" office:value-type="float" office:value="1009152">
            <text:p>10091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115">
            <text:p>115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206720">
            <text:p>206720</text:p>
          </table:table-cell>
          <table:table-cell/>
          <table:table-cell table:style-name="ce4" office:value-type="float" office:value="115">
            <text:p>115</text:p>
          </table:table-cell>
          <table:table-cell table:style-name="ce10" office:value-type="float" office:value="1004064">
            <text:p>100406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16">
            <text:p>116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504">
            <text:p>201504</text:p>
          </table:table-cell>
          <table:table-cell/>
          <table:table-cell table:style-name="ce4" office:value-type="float" office:value="116">
            <text:p>11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117">
            <text:p>11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408">
            <text:p>197408</text:p>
          </table:table-cell>
          <table:table-cell/>
          <table:table-cell table:style-name="ce4" office:value-type="float" office:value="117">
            <text:p>11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18">
            <text:p>11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18">
            <text:p>11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75424">
            <text:p>475424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10" office:value-type="float" office:value="1000320">
            <text:p>100032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19">
            <text:p>11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19">
            <text:p>119</text:p>
          </table:table-cell>
          <table:table-cell table:style-name="ce10" office:value-type="float" office:value="979040">
            <text:p>979040</text:p>
          </table:table-cell>
          <table:table-cell table:style-name="ce10" office:value-type="float" office:value="512352">
            <text:p>51235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9392">
            <text:p>199392</text:p>
          </table:table-cell>
          <table:table-cell/>
          <table:table-cell table:style-name="ce4" office:value-type="float" office:value="120">
            <text:p>12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20">
            <text:p>120</text:p>
          </table:table-cell>
          <table:table-cell table:style-name="ce10" office:value-type="float" office:value="985504">
            <text:p>985504</text:p>
          </table:table-cell>
          <table:table-cell table:style-name="ce10" office:value-type="float" office:value="512544">
            <text:p>51254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121">
            <text:p>12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21">
            <text:p>121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416">
            <text:p>200416</text:p>
          </table:table-cell>
          <table:table-cell/>
          <table:table-cell table:style-name="ce4" office:value-type="float" office:value="122">
            <text:p>12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22">
            <text:p>122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288">
            <text:p>50028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23">
            <text:p>12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23">
            <text:p>12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2048">
            <text:p>202048</text:p>
          </table:table-cell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10" office:value-type="float" office:value="1000928">
            <text:p>1000928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24">
            <text:p>12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24">
            <text:p>124</text:p>
          </table:table-cell>
          <table:table-cell table:style-name="ce10" office:value-type="float" office:value="1006304">
            <text:p>1006304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125">
            <text:p>12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25">
            <text:p>125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126">
            <text:p>126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26">
            <text:p>12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7968">
            <text:p>507968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200032">
            <text:p>200032</text:p>
          </table:table-cell>
          <table:table-cell/>
          <table:table-cell table:style-name="ce4" office:value-type="float" office:value="127">
            <text:p>12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2048">
            <text:p>202048</text:p>
          </table:table-cell>
          <table:table-cell/>
          <table:table-cell table:style-name="ce4" office:value-type="float" office:value="127">
            <text:p>127</text:p>
          </table:table-cell>
          <table:table-cell table:style-name="ce10" office:value-type="float" office:value="988288">
            <text:p>988288</text:p>
          </table:table-cell>
          <table:table-cell table:style-name="ce10" office:value-type="float" office:value="491328">
            <text:p>49132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9392">
            <text:p>199392</text:p>
          </table:table-cell>
          <table:table-cell/>
          <table:table-cell table:style-name="ce4" office:value-type="float" office:value="128">
            <text:p>12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28">
            <text:p>128</text:p>
          </table:table-cell>
          <table:table-cell table:style-name="ce10" office:value-type="float" office:value="1043456">
            <text:p>1043456</text:p>
          </table:table-cell>
          <table:table-cell table:style-name="ce10" office:value-type="float" office:value="503648">
            <text:p>503648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129">
            <text:p>129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29">
            <text:p>129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1712">
            <text:p>491712</text:p>
          </table:table-cell>
          <table:table-cell table:style-name="ce18" office:value-type="float" office:value="192768">
            <text:p>192768</text:p>
          </table:table-cell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416">
            <text:p>200416</text:p>
          </table:table-cell>
          <table:table-cell/>
          <table:table-cell table:style-name="ce4" office:value-type="float" office:value="130">
            <text:p>13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30">
            <text:p>130</text:p>
          </table:table-cell>
          <table:table-cell table:style-name="ce10" office:value-type="float" office:value="969760">
            <text:p>969760</text:p>
          </table:table-cell>
          <table:table-cell table:style-name="ce10" office:value-type="float" office:value="510240">
            <text:p>51024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31">
            <text:p>13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31">
            <text:p>131</text:p>
          </table:table-cell>
          <table:table-cell table:style-name="ce10" office:value-type="float" office:value="994752">
            <text:p>994752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392">
            <text:p>199392</text:p>
          </table:table-cell>
          <table:table-cell/>
          <table:table-cell table:style-name="ce4" office:value-type="float" office:value="132">
            <text:p>13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32">
            <text:p>132</text:p>
          </table:table-cell>
          <table:table-cell table:style-name="ce10" office:value-type="float" office:value="1006880">
            <text:p>10068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33">
            <text:p>13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33">
            <text:p>133</text:p>
          </table:table-cell>
          <table:table-cell table:style-name="ce10" office:value-type="float" office:value="985696">
            <text:p>98569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134">
            <text:p>134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34">
            <text:p>134</text:p>
          </table:table-cell>
          <table:table-cell table:style-name="ce10" office:value-type="float" office:value="1020512">
            <text:p>1020512</text:p>
          </table:table-cell>
          <table:table-cell table:style-name="ce10" office:value-type="float" office:value="494304">
            <text:p>494304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35">
            <text:p>13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35">
            <text:p>135</text:p>
          </table:table-cell>
          <table:table-cell table:style-name="ce10" office:value-type="float" office:value="1022592">
            <text:p>1022592</text:p>
          </table:table-cell>
          <table:table-cell table:style-name="ce10" office:value-type="float" office:value="505344">
            <text:p>50534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392">
            <text:p>199392</text:p>
          </table:table-cell>
          <table:table-cell/>
          <table:table-cell table:style-name="ce4" office:value-type="float" office:value="136">
            <text:p>136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36">
            <text:p>13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37">
            <text:p>13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37">
            <text:p>13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138">
            <text:p>138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89248">
            <text:p>48924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38">
            <text:p>13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6928">
            <text:p>196928</text:p>
          </table:table-cell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744">
            <text:p>499744</text:p>
          </table:table-cell>
          <table:table-cell table:style-name="ce18" office:value-type="float" office:value="200224">
            <text:p>200224</text:p>
          </table:table-cell>
          <table:table-cell/>
          <table:table-cell table:style-name="ce4" office:value-type="float" office:value="139">
            <text:p>139</text:p>
          </table:table-cell>
          <table:table-cell table:style-name="ce10" office:value-type="float" office:value="994784">
            <text:p>994784</text:p>
          </table:table-cell>
          <table:table-cell table:style-name="ce10" office:value-type="float" office:value="508096">
            <text:p>508096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39">
            <text:p>139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40">
            <text:p>14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24">
            <text:p>49862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40">
            <text:p>14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10" office:value-type="float" office:value="1000672">
            <text:p>100067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41">
            <text:p>141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2048">
            <text:p>202048</text:p>
          </table:table-cell>
          <table:table-cell/>
          <table:table-cell table:style-name="ce4" office:value-type="float" office:value="141">
            <text:p>14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7968">
            <text:p>507968</text:p>
          </table:table-cell>
          <table:table-cell table:style-name="ce18" office:value-type="float" office:value="202048">
            <text:p>202048</text:p>
          </table:table-cell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142">
            <text:p>142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42">
            <text:p>14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143">
            <text:p>14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2016">
            <text:p>202016</text:p>
          </table:table-cell>
          <table:table-cell/>
          <table:table-cell table:style-name="ce4" office:value-type="float" office:value="143">
            <text:p>14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3984">
            <text:p>49398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144">
            <text:p>14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928">
            <text:p>196928</text:p>
          </table:table-cell>
          <table:table-cell/>
          <table:table-cell table:style-name="ce4" office:value-type="float" office:value="144">
            <text:p>144</text:p>
          </table:table-cell>
          <table:table-cell table:style-name="ce10" office:value-type="float" office:value="993920">
            <text:p>99392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45">
            <text:p>14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2016">
            <text:p>202016</text:p>
          </table:table-cell>
          <table:table-cell/>
          <table:table-cell table:style-name="ce4" office:value-type="float" office:value="145">
            <text:p>145</text:p>
          </table:table-cell>
          <table:table-cell table:style-name="ce10" office:value-type="float" office:value="1005632">
            <text:p>1005632</text:p>
          </table:table-cell>
          <table:table-cell table:style-name="ce10" office:value-type="float" office:value="510240">
            <text:p>510240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10" office:value-type="float" office:value="1000672">
            <text:p>100067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136">
            <text:p>199136</text:p>
          </table:table-cell>
          <table:table-cell/>
          <table:table-cell table:style-name="ce4" office:value-type="float" office:value="146">
            <text:p>14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46">
            <text:p>14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89440">
            <text:p>48944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47">
            <text:p>14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47">
            <text:p>147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48">
            <text:p>14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48">
            <text:p>148</text:p>
          </table:table-cell>
          <table:table-cell table:style-name="ce10" office:value-type="float" office:value="995328">
            <text:p>995328</text:p>
          </table:table-cell>
          <table:table-cell table:style-name="ce10" office:value-type="float" office:value="505344">
            <text:p>505344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149">
            <text:p>149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2016">
            <text:p>202016</text:p>
          </table:table-cell>
          <table:table-cell/>
          <table:table-cell table:style-name="ce4" office:value-type="float" office:value="149">
            <text:p>149</text:p>
          </table:table-cell>
          <table:table-cell table:style-name="ce10" office:value-type="float" office:value="1004256">
            <text:p>1004256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7376">
            <text:p>197376</text:p>
          </table:table-cell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150">
            <text:p>150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50">
            <text:p>150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510272">
            <text:p>510272</text:p>
          </table:table-cell>
          <table:table-cell table:style-name="ce18" office:value-type="float" office:value="199264">
            <text:p>199264</text:p>
          </table:table-cell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151">
            <text:p>15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51">
            <text:p>15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3984">
            <text:p>49398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52">
            <text:p>152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472">
            <text:p>201472</text:p>
          </table:table-cell>
          <table:table-cell/>
          <table:table-cell table:style-name="ce4" office:value-type="float" office:value="152">
            <text:p>15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5344">
            <text:p>505344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153">
            <text:p>15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440">
            <text:p>197440</text:p>
          </table:table-cell>
          <table:table-cell/>
          <table:table-cell table:style-name="ce4" office:value-type="float" office:value="153">
            <text:p>153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54">
            <text:p>15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504">
            <text:p>201504</text:p>
          </table:table-cell>
          <table:table-cell/>
          <table:table-cell table:style-name="ce4" office:value-type="float" office:value="154">
            <text:p>15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155">
            <text:p>15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55">
            <text:p>155</text:p>
          </table:table-cell>
          <table:table-cell table:style-name="ce10" office:value-type="float" office:value="1006848">
            <text:p>10068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56">
            <text:p>15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56">
            <text:p>15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157">
            <text:p>15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57">
            <text:p>15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10" office:value-type="float" office:value="1000928">
            <text:p>1000928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58">
            <text:p>15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58">
            <text:p>158</text:p>
          </table:table-cell>
          <table:table-cell table:style-name="ce10" office:value-type="float" office:value="985696">
            <text:p>98569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59">
            <text:p>159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59">
            <text:p>159</text:p>
          </table:table-cell>
          <table:table-cell table:style-name="ce10" office:value-type="float" office:value="1013856">
            <text:p>10138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60">
            <text:p>160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60">
            <text:p>16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61">
            <text:p>16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2016">
            <text:p>202016</text:p>
          </table:table-cell>
          <table:table-cell/>
          <table:table-cell table:style-name="ce4" office:value-type="float" office:value="161">
            <text:p>161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62">
            <text:p>162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62">
            <text:p>162</text:p>
          </table:table-cell>
          <table:table-cell table:style-name="ce10" office:value-type="float" office:value="983424">
            <text:p>98342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576">
            <text:p>200576</text:p>
          </table:table-cell>
          <table:table-cell/>
          <table:table-cell table:style-name="ce4" office:value-type="float" office:value="163">
            <text:p>16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2016">
            <text:p>202016</text:p>
          </table:table-cell>
          <table:table-cell/>
          <table:table-cell table:style-name="ce4" office:value-type="float" office:value="163">
            <text:p>163</text:p>
          </table:table-cell>
          <table:table-cell table:style-name="ce10" office:value-type="float" office:value="976192">
            <text:p>97619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64">
            <text:p>164</text:p>
          </table:table-cell>
          <table:table-cell table:style-name="ce10" office:value-type="float" office:value="989472">
            <text:p>9894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64">
            <text:p>164</text:p>
          </table:table-cell>
          <table:table-cell table:style-name="ce10" office:value-type="float" office:value="1006880">
            <text:p>10068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65">
            <text:p>165</text:p>
          </table:table-cell>
          <table:table-cell table:style-name="ce10" office:value-type="float" office:value="1007488">
            <text:p>100748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65">
            <text:p>16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66">
            <text:p>166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66">
            <text:p>166</text:p>
          </table:table-cell>
          <table:table-cell table:style-name="ce10" office:value-type="float" office:value="987776">
            <text:p>98777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128">
            <text:p>204128</text:p>
          </table:table-cell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167">
            <text:p>167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67">
            <text:p>167</text:p>
          </table:table-cell>
          <table:table-cell table:style-name="ce10" office:value-type="float" office:value="1006880">
            <text:p>100688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68">
            <text:p>16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68">
            <text:p>168</text:p>
          </table:table-cell>
          <table:table-cell table:style-name="ce10" office:value-type="float" office:value="1013536">
            <text:p>101353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169">
            <text:p>169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69">
            <text:p>169</text:p>
          </table:table-cell>
          <table:table-cell table:style-name="ce10" office:value-type="float" office:value="983392">
            <text:p>98339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170">
            <text:p>170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70">
            <text:p>17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032">
            <text:p>200032</text:p>
          </table:table-cell>
          <table:table-cell/>
          <table:table-cell table:style-name="ce4" office:value-type="float" office:value="171">
            <text:p>17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71">
            <text:p>17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72">
            <text:p>172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72">
            <text:p>17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928">
            <text:p>196928</text:p>
          </table:table-cell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73">
            <text:p>17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73">
            <text:p>173</text:p>
          </table:table-cell>
          <table:table-cell table:style-name="ce10" office:value-type="float" office:value="1011232">
            <text:p>101123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74">
            <text:p>17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74">
            <text:p>174</text:p>
          </table:table-cell>
          <table:table-cell table:style-name="ce10" office:value-type="float" office:value="983424">
            <text:p>98342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175">
            <text:p>175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75">
            <text:p>175</text:p>
          </table:table-cell>
          <table:table-cell table:style-name="ce10" office:value-type="float" office:value="1039072">
            <text:p>10390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76">
            <text:p>176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76">
            <text:p>17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177">
            <text:p>177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77">
            <text:p>177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78">
            <text:p>178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178">
            <text:p>17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1648">
            <text:p>491648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10" office:value-type="float" office:value="999744">
            <text:p>99974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79">
            <text:p>17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2048">
            <text:p>202048</text:p>
          </table:table-cell>
          <table:table-cell/>
          <table:table-cell table:style-name="ce4" office:value-type="float" office:value="179">
            <text:p>179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7744">
            <text:p>50774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180">
            <text:p>180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80">
            <text:p>18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199232">
            <text:p>199232</text:p>
          </table:table-cell>
          <table:table-cell/>
          <table:table-cell table:style-name="ce4" office:value-type="float" office:value="181">
            <text:p>18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81">
            <text:p>181</text:p>
          </table:table-cell>
          <table:table-cell table:style-name="ce10" office:value-type="float" office:value="981120">
            <text:p>98112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182">
            <text:p>182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82">
            <text:p>182</text:p>
          </table:table-cell>
          <table:table-cell table:style-name="ce10" office:value-type="float" office:value="988320">
            <text:p>988320</text:p>
          </table:table-cell>
          <table:table-cell table:style-name="ce10" office:value-type="float" office:value="491680">
            <text:p>49168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183">
            <text:p>18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83">
            <text:p>183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3792">
            <text:p>4937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84">
            <text:p>184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84">
            <text:p>184</text:p>
          </table:table-cell>
          <table:table-cell table:style-name="ce10" office:value-type="float" office:value="1022592">
            <text:p>102259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85">
            <text:p>185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85">
            <text:p>185</text:p>
          </table:table-cell>
          <table:table-cell table:style-name="ce10" office:value-type="float" office:value="981312">
            <text:p>98131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186">
            <text:p>18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86">
            <text:p>186</text:p>
          </table:table-cell>
          <table:table-cell table:style-name="ce10" office:value-type="float" office:value="1006336">
            <text:p>100633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87">
            <text:p>187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87">
            <text:p>187</text:p>
          </table:table-cell>
          <table:table-cell table:style-name="ce10" office:value-type="float" office:value="1016160">
            <text:p>101616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88">
            <text:p>188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88">
            <text:p>18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89">
            <text:p>18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1616">
            <text:p>491616</text:p>
          </table:table-cell>
          <table:table-cell table:style-name="ce18" office:value-type="float" office:value="197440">
            <text:p>197440</text:p>
          </table:table-cell>
          <table:table-cell/>
          <table:table-cell table:style-name="ce4" office:value-type="float" office:value="189">
            <text:p>18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190">
            <text:p>190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508256">
            <text:p>508256</text:p>
          </table:table-cell>
          <table:table-cell table:style-name="ce18" office:value-type="float" office:value="201472">
            <text:p>201472</text:p>
          </table:table-cell>
          <table:table-cell/>
          <table:table-cell table:style-name="ce4" office:value-type="float" office:value="190">
            <text:p>190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191">
            <text:p>191</text:p>
          </table:table-cell>
          <table:table-cell table:style-name="ce10" office:value-type="float" office:value="996832">
            <text:p>99683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91">
            <text:p>191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3040">
            <text:p>503040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92">
            <text:p>19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92">
            <text:p>192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93">
            <text:p>19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193">
            <text:p>193</text:p>
          </table:table-cell>
          <table:table-cell table:style-name="ce10" office:value-type="float" office:value="995296">
            <text:p>99529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194">
            <text:p>19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94">
            <text:p>19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256">
            <text:p>500256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195">
            <text:p>19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95">
            <text:p>195</text:p>
          </table:table-cell>
          <table:table-cell table:style-name="ce10" office:value-type="float" office:value="1002528">
            <text:p>1002528</text:p>
          </table:table-cell>
          <table:table-cell table:style-name="ce10" office:value-type="float" office:value="503584">
            <text:p>503584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96">
            <text:p>19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196">
            <text:p>196</text:p>
          </table:table-cell>
          <table:table-cell table:style-name="ce10" office:value-type="float" office:value="1003680">
            <text:p>1003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197">
            <text:p>19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97">
            <text:p>19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198">
            <text:p>19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198">
            <text:p>19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199">
            <text:p>19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199">
            <text:p>199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200">
            <text:p>200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00">
            <text:p>200</text:p>
          </table:table-cell>
          <table:table-cell table:style-name="ce10" office:value-type="float" office:value="979040">
            <text:p>97904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232">
            <text:p>199232</text:p>
          </table:table-cell>
          <table:table-cell/>
          <table:table-cell table:style-name="ce4" office:value-type="float" office:value="201">
            <text:p>20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01">
            <text:p>201</text:p>
          </table:table-cell>
          <table:table-cell table:style-name="ce10" office:value-type="float" office:value="1006336">
            <text:p>100633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57696">
            <text:p>157696</text:p>
          </table:table-cell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202">
            <text:p>202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02">
            <text:p>20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36320">
            <text:p>236320</text:p>
          </table:table-cell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203">
            <text:p>203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03">
            <text:p>203</text:p>
          </table:table-cell>
          <table:table-cell table:style-name="ce10" office:value-type="float" office:value="1011264">
            <text:p>101126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04">
            <text:p>20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04">
            <text:p>20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205">
            <text:p>205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05">
            <text:p>20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4336">
            <text:p>494336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392">
            <text:p>199392</text:p>
          </table:table-cell>
          <table:table-cell/>
          <table:table-cell table:style-name="ce4" office:value-type="float" office:value="206">
            <text:p>20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06">
            <text:p>20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512">
            <text:p>200512</text:p>
          </table:table-cell>
          <table:table-cell/>
          <table:table-cell table:style-name="ce4" office:value-type="float" office:value="207">
            <text:p>20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07">
            <text:p>20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480">
            <text:p>200480</text:p>
          </table:table-cell>
          <table:table-cell/>
          <table:table-cell table:style-name="ce4" office:value-type="float" office:value="208">
            <text:p>20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08">
            <text:p>20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09">
            <text:p>20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09">
            <text:p>20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210">
            <text:p>21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10">
            <text:p>21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311456">
            <text:p>311456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211">
            <text:p>21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211">
            <text:p>21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688192">
            <text:p>6881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12">
            <text:p>21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212">
            <text:p>212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213">
            <text:p>21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13">
            <text:p>213</text:p>
          </table:table-cell>
          <table:table-cell table:style-name="ce10" office:value-type="float" office:value="981120">
            <text:p>98112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14">
            <text:p>214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2544">
            <text:p>192544</text:p>
          </table:table-cell>
          <table:table-cell/>
          <table:table-cell table:style-name="ce4" office:value-type="float" office:value="214">
            <text:p>214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200224">
            <text:p>200224</text:p>
          </table:table-cell>
          <table:table-cell/>
          <table:table-cell table:style-name="ce4" office:value-type="float" office:value="215">
            <text:p>215</text:p>
          </table:table-cell>
          <table:table-cell table:style-name="ce10" office:value-type="float" office:value="994176">
            <text:p>99417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6368">
            <text:p>206368</text:p>
          </table:table-cell>
          <table:table-cell/>
          <table:table-cell table:style-name="ce4" office:value-type="float" office:value="215">
            <text:p>215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216">
            <text:p>216</text:p>
          </table:table-cell>
          <table:table-cell table:style-name="ce10" office:value-type="float" office:value="1007680">
            <text:p>1007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16">
            <text:p>216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217">
            <text:p>21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17">
            <text:p>21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18">
            <text:p>21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18">
            <text:p>21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198880">
            <text:p>198880</text:p>
          </table:table-cell>
          <table:table-cell/>
          <table:table-cell table:style-name="ce4" office:value-type="float" office:value="219">
            <text:p>21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19">
            <text:p>21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928">
            <text:p>200928</text:p>
          </table:table-cell>
          <table:table-cell/>
          <table:table-cell table:style-name="ce4" office:value-type="float" office:value="220">
            <text:p>22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20">
            <text:p>22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360">
            <text:p>199360</text:p>
          </table:table-cell>
          <table:table-cell/>
          <table:table-cell table:style-name="ce4" office:value-type="float" office:value="221">
            <text:p>22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21">
            <text:p>22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3584">
            <text:p>50358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188928">
            <text:p>188928</text:p>
          </table:table-cell>
          <table:table-cell/>
          <table:table-cell table:style-name="ce4" office:value-type="float" office:value="222">
            <text:p>22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222">
            <text:p>22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4016">
            <text:p>494016</text:p>
          </table:table-cell>
          <table:table-cell table:style-name="ce18" office:value-type="float" office:value="190464">
            <text:p>190464</text:p>
          </table:table-cell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223">
            <text:p>22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7312">
            <text:p>197312</text:p>
          </table:table-cell>
          <table:table-cell/>
          <table:table-cell table:style-name="ce4" office:value-type="float" office:value="223">
            <text:p>22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040">
            <text:p>503040</text:p>
          </table:table-cell>
          <table:table-cell table:style-name="ce18" office:value-type="float" office:value="206368">
            <text:p>206368</text:p>
          </table:table-cell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24">
            <text:p>224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224">
            <text:p>224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4128">
            <text:p>204128</text:p>
          </table:table-cell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25">
            <text:p>22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225">
            <text:p>225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26">
            <text:p>22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226">
            <text:p>22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10" office:value-type="float" office:value="999744">
            <text:p>999744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27">
            <text:p>22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27">
            <text:p>227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12480">
            <text:p>212480</text:p>
          </table:table-cell>
          <table:table-cell/>
          <table:table-cell table:style-name="ce4" office:value-type="float" office:value="228">
            <text:p>22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228">
            <text:p>22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86624">
            <text:p>186624</text:p>
          </table:table-cell>
          <table:table-cell/>
          <table:table-cell table:style-name="ce4" office:value-type="float" office:value="229">
            <text:p>22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29">
            <text:p>229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230">
            <text:p>23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30">
            <text:p>23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10" office:value-type="float" office:value="999744">
            <text:p>99974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480">
            <text:p>200480</text:p>
          </table:table-cell>
          <table:table-cell/>
          <table:table-cell table:style-name="ce4" office:value-type="float" office:value="231">
            <text:p>23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231">
            <text:p>23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232">
            <text:p>23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088">
            <text:p>197088</text:p>
          </table:table-cell>
          <table:table-cell/>
          <table:table-cell table:style-name="ce4" office:value-type="float" office:value="232">
            <text:p>23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33">
            <text:p>23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33">
            <text:p>23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34">
            <text:p>23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234">
            <text:p>234</text:p>
          </table:table-cell>
          <table:table-cell table:style-name="ce10" office:value-type="float" office:value="1004064">
            <text:p>100406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235">
            <text:p>23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  <table:table-cell/>
          <table:table-cell table:style-name="ce4" office:value-type="float" office:value="235">
            <text:p>23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3616">
            <text:p>50361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36">
            <text:p>23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36">
            <text:p>23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8064">
            <text:p>208064</text:p>
          </table:table-cell>
          <table:table-cell/>
          <table:table-cell table:style-name="ce4" office:value-type="float" office:value="237">
            <text:p>237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237">
            <text:p>237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3216">
            <text:p>193216</text:p>
          </table:table-cell>
          <table:table-cell/>
          <table:table-cell table:style-name="ce4" office:value-type="float" office:value="238">
            <text:p>23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38">
            <text:p>23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239">
            <text:p>239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239">
            <text:p>23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8528">
            <text:p>198528</text:p>
          </table:table-cell>
          <table:table-cell/>
          <table:table-cell table:style-name="ce4" office:value-type="float" office:value="240">
            <text:p>24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1648">
            <text:p>491648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240">
            <text:p>24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992">
            <text:p>200992</text:p>
          </table:table-cell>
          <table:table-cell/>
          <table:table-cell table:style-name="ce4" office:value-type="float" office:value="241">
            <text:p>24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5952">
            <text:p>505952</text:p>
          </table:table-cell>
          <table:table-cell table:style-name="ce18" office:value-type="float" office:value="197600">
            <text:p>197600</text:p>
          </table:table-cell>
          <table:table-cell/>
          <table:table-cell table:style-name="ce4" office:value-type="float" office:value="241">
            <text:p>24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242">
            <text:p>24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85920">
            <text:p>185920</text:p>
          </table:table-cell>
          <table:table-cell/>
          <table:table-cell table:style-name="ce4" office:value-type="float" office:value="242">
            <text:p>24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243">
            <text:p>24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96">
            <text:p>199296</text:p>
          </table:table-cell>
          <table:table-cell/>
          <table:table-cell table:style-name="ce4" office:value-type="float" office:value="243">
            <text:p>24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3984">
            <text:p>49398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244">
            <text:p>244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2784">
            <text:p>202784</text:p>
          </table:table-cell>
          <table:table-cell/>
          <table:table-cell table:style-name="ce4" office:value-type="float" office:value="244">
            <text:p>24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245">
            <text:p>245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6640">
            <text:p>196640</text:p>
          </table:table-cell>
          <table:table-cell/>
          <table:table-cell table:style-name="ce4" office:value-type="float" office:value="245">
            <text:p>245</text:p>
          </table:table-cell>
          <table:table-cell table:style-name="ce10" office:value-type="float" office:value="990304">
            <text:p>99030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744">
            <text:p>499744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46">
            <text:p>246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01568">
            <text:p>201568</text:p>
          </table:table-cell>
          <table:table-cell/>
          <table:table-cell table:style-name="ce4" office:value-type="float" office:value="246">
            <text:p>246</text:p>
          </table:table-cell>
          <table:table-cell table:style-name="ce10" office:value-type="float" office:value="1009248">
            <text:p>10092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10" office:value-type="float" office:value="1000416">
            <text:p>1000416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47">
            <text:p>24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12128">
            <text:p>212128</text:p>
          </table:table-cell>
          <table:table-cell/>
          <table:table-cell table:style-name="ce4" office:value-type="float" office:value="247">
            <text:p>24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096">
            <text:p>496096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48">
            <text:p>24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86656">
            <text:p>186656</text:p>
          </table:table-cell>
          <table:table-cell/>
          <table:table-cell table:style-name="ce4" office:value-type="float" office:value="248">
            <text:p>24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49">
            <text:p>249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49">
            <text:p>24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250">
            <text:p>25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50">
            <text:p>250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251">
            <text:p>25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251">
            <text:p>25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928">
            <text:p>196928</text:p>
          </table:table-cell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252">
            <text:p>25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6608">
            <text:p>196608</text:p>
          </table:table-cell>
          <table:table-cell/>
          <table:table-cell table:style-name="ce4" office:value-type="float" office:value="252">
            <text:p>252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064">
            <text:p>200064</text:p>
          </table:table-cell>
          <table:table-cell/>
          <table:table-cell table:style-name="ce4" office:value-type="float" office:value="253">
            <text:p>25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6768">
            <text:p>196768</text:p>
          </table:table-cell>
          <table:table-cell/>
          <table:table-cell table:style-name="ce4" office:value-type="float" office:value="253">
            <text:p>25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4848">
            <text:p>194848</text:p>
          </table:table-cell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8816">
            <text:p>198816</text:p>
          </table:table-cell>
          <table:table-cell/>
          <table:table-cell table:style-name="ce4" office:value-type="float" office:value="254">
            <text:p>25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288">
            <text:p>204288</text:p>
          </table:table-cell>
          <table:table-cell/>
          <table:table-cell table:style-name="ce4" office:value-type="float" office:value="254">
            <text:p>254</text:p>
          </table:table-cell>
          <table:table-cell table:style-name="ce10" office:value-type="float" office:value="1004256">
            <text:p>1004256</text:p>
          </table:table-cell>
          <table:table-cell table:style-name="ce10" office:value-type="float" office:value="496096">
            <text:p>496096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255">
            <text:p>255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55">
            <text:p>25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256">
            <text:p>256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256">
            <text:p>25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257">
            <text:p>25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57">
            <text:p>25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258">
            <text:p>258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258">
            <text:p>25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3248">
            <text:p>49324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259">
            <text:p>25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904">
            <text:p>199904</text:p>
          </table:table-cell>
          <table:table-cell/>
          <table:table-cell table:style-name="ce4" office:value-type="float" office:value="259">
            <text:p>25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6400">
            <text:p>50640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260">
            <text:p>26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36">
            <text:p>199136</text:p>
          </table:table-cell>
          <table:table-cell/>
          <table:table-cell table:style-name="ce4" office:value-type="float" office:value="260">
            <text:p>26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61">
            <text:p>26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84">
            <text:p>197184</text:p>
          </table:table-cell>
          <table:table-cell/>
          <table:table-cell table:style-name="ce4" office:value-type="float" office:value="261">
            <text:p>26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62">
            <text:p>26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0864">
            <text:p>200864</text:p>
          </table:table-cell>
          <table:table-cell/>
          <table:table-cell table:style-name="ce4" office:value-type="float" office:value="262">
            <text:p>26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72">
            <text:p>200672</text:p>
          </table:table-cell>
          <table:table-cell/>
          <table:table-cell table:style-name="ce4" office:value-type="float" office:value="263">
            <text:p>26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63">
            <text:p>263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264">
            <text:p>264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264">
            <text:p>264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65">
            <text:p>265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265">
            <text:p>26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66">
            <text:p>266</text:p>
          </table:table-cell>
          <table:table-cell table:style-name="ce10" office:value-type="float" office:value="994144">
            <text:p>99414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66">
            <text:p>26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67">
            <text:p>267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67">
            <text:p>267</text:p>
          </table:table-cell>
          <table:table-cell table:style-name="ce10" office:value-type="float" office:value="1007168">
            <text:p>10071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267">
            <text:p>26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268">
            <text:p>268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68">
            <text:p>26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7888">
            <text:p>197888</text:p>
          </table:table-cell>
          <table:table-cell/>
          <table:table-cell table:style-name="ce4" office:value-type="float" office:value="268">
            <text:p>26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269">
            <text:p>269</text:p>
          </table:table-cell>
          <table:table-cell table:style-name="ce10" office:value-type="float" office:value="1000416">
            <text:p>1000416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269">
            <text:p>26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269">
            <text:p>26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70">
            <text:p>270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8272">
            <text:p>198272</text:p>
          </table:table-cell>
          <table:table-cell/>
          <table:table-cell table:style-name="ce4" office:value-type="float" office:value="270">
            <text:p>270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71">
            <text:p>271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800">
            <text:p>200800</text:p>
          </table:table-cell>
          <table:table-cell/>
          <table:table-cell table:style-name="ce4" office:value-type="float" office:value="271">
            <text:p>27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216">
            <text:p>201216</text:p>
          </table:table-cell>
          <table:table-cell/>
          <table:table-cell table:style-name="ce4" office:value-type="float" office:value="271">
            <text:p>27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72">
            <text:p>272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272">
            <text:p>27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272">
            <text:p>27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73">
            <text:p>27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73">
            <text:p>27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73">
            <text:p>27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74">
            <text:p>274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1696">
            <text:p>201696</text:p>
          </table:table-cell>
          <table:table-cell/>
          <table:table-cell table:style-name="ce4" office:value-type="float" office:value="274">
            <text:p>274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274">
            <text:p>274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275">
            <text:p>275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592">
            <text:p>198592</text:p>
          </table:table-cell>
          <table:table-cell/>
          <table:table-cell table:style-name="ce4" office:value-type="float" office:value="275">
            <text:p>27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8176">
            <text:p>198176</text:p>
          </table:table-cell>
          <table:table-cell/>
          <table:table-cell table:style-name="ce4" office:value-type="float" office:value="275">
            <text:p>275</text:p>
          </table:table-cell>
          <table:table-cell table:style-name="ce10" office:value-type="float" office:value="1004256">
            <text:p>1004256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276">
            <text:p>276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212032">
            <text:p>212032</text:p>
          </table:table-cell>
          <table:table-cell/>
          <table:table-cell table:style-name="ce4" office:value-type="float" office:value="276">
            <text:p>27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276">
            <text:p>276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77">
            <text:p>277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88416">
            <text:p>188416</text:p>
          </table:table-cell>
          <table:table-cell/>
          <table:table-cell table:style-name="ce4" office:value-type="float" office:value="277">
            <text:p>27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277">
            <text:p>27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278">
            <text:p>278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278">
            <text:p>27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8080">
            <text:p>198080</text:p>
          </table:table-cell>
          <table:table-cell/>
          <table:table-cell table:style-name="ce4" office:value-type="float" office:value="278">
            <text:p>27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279">
            <text:p>279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79">
            <text:p>27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79">
            <text:p>279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280">
            <text:p>280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0064">
            <text:p>200064</text:p>
          </table:table-cell>
          <table:table-cell/>
          <table:table-cell table:style-name="ce4" office:value-type="float" office:value="280">
            <text:p>280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81">
            <text:p>28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281">
            <text:p>28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12448">
            <text:p>212448</text:p>
          </table:table-cell>
          <table:table-cell/>
          <table:table-cell table:style-name="ce4" office:value-type="float" office:value="281">
            <text:p>28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82">
            <text:p>28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448">
            <text:p>200448</text:p>
          </table:table-cell>
          <table:table-cell/>
          <table:table-cell table:style-name="ce4" office:value-type="float" office:value="282">
            <text:p>282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86720">
            <text:p>186720</text:p>
          </table:table-cell>
          <table:table-cell/>
          <table:table-cell table:style-name="ce4" office:value-type="float" office:value="282">
            <text:p>282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83">
            <text:p>283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12192">
            <text:p>212192</text:p>
          </table:table-cell>
          <table:table-cell/>
          <table:table-cell table:style-name="ce4" office:value-type="float" office:value="283">
            <text:p>283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83">
            <text:p>283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284">
            <text:p>28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88768">
            <text:p>188768</text:p>
          </table:table-cell>
          <table:table-cell/>
          <table:table-cell table:style-name="ce4" office:value-type="float" office:value="284">
            <text:p>28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284">
            <text:p>284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0464">
            <text:p>190464</text:p>
          </table:table-cell>
        </table:table-row>
        <table:table-row table:style-name="ro2">
          <table:table-cell table:style-name="ce4" office:value-type="float" office:value="285">
            <text:p>285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285">
            <text:p>28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285">
            <text:p>285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206400">
            <text:p>206400</text:p>
          </table:table-cell>
        </table:table-row>
        <table:table-row table:style-name="ro2">
          <table:table-cell table:style-name="ce4" office:value-type="float" office:value="286">
            <text:p>286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198784">
            <text:p>198784</text:p>
          </table:table-cell>
          <table:table-cell/>
          <table:table-cell table:style-name="ce4" office:value-type="float" office:value="286">
            <text:p>28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7856">
            <text:p>197856</text:p>
          </table:table-cell>
          <table:table-cell/>
          <table:table-cell table:style-name="ce4" office:value-type="float" office:value="286">
            <text:p>28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287">
            <text:p>28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1920">
            <text:p>201920</text:p>
          </table:table-cell>
          <table:table-cell/>
          <table:table-cell table:style-name="ce4" office:value-type="float" office:value="287">
            <text:p>28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91296">
            <text:p>191296</text:p>
          </table:table-cell>
          <table:table-cell/>
          <table:table-cell table:style-name="ce4" office:value-type="float" office:value="287">
            <text:p>287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288">
            <text:p>288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198272">
            <text:p>198272</text:p>
          </table:table-cell>
          <table:table-cell/>
          <table:table-cell table:style-name="ce4" office:value-type="float" office:value="288">
            <text:p>28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9536">
            <text:p>209536</text:p>
          </table:table-cell>
          <table:table-cell/>
          <table:table-cell table:style-name="ce4" office:value-type="float" office:value="288">
            <text:p>288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289">
            <text:p>289</text:p>
          </table:table-cell>
          <table:table-cell table:style-name="ce10" office:value-type="float" office:value="999936">
            <text:p>999936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89">
            <text:p>28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8944">
            <text:p>198944</text:p>
          </table:table-cell>
          <table:table-cell/>
          <table:table-cell table:style-name="ce4" office:value-type="float" office:value="289">
            <text:p>28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13152">
            <text:p>213152</text:p>
          </table:table-cell>
          <table:table-cell/>
          <table:table-cell table:style-name="ce4" office:value-type="float" office:value="290">
            <text:p>29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8048">
            <text:p>198048</text:p>
          </table:table-cell>
          <table:table-cell/>
          <table:table-cell table:style-name="ce4" office:value-type="float" office:value="290">
            <text:p>290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291">
            <text:p>291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87520">
            <text:p>187520</text:p>
          </table:table-cell>
          <table:table-cell/>
          <table:table-cell table:style-name="ce4" office:value-type="float" office:value="291">
            <text:p>29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1392">
            <text:p>491392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291">
            <text:p>291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292">
            <text:p>292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92">
            <text:p>292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5664">
            <text:p>505664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292">
            <text:p>29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93">
            <text:p>29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93">
            <text:p>293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0032">
            <text:p>200032</text:p>
          </table:table-cell>
          <table:table-cell/>
          <table:table-cell table:style-name="ce4" office:value-type="float" office:value="293">
            <text:p>29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94">
            <text:p>29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294">
            <text:p>294</text:p>
          </table:table-cell>
          <table:table-cell table:style-name="ce10" office:value-type="float" office:value="995328">
            <text:p>995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294">
            <text:p>294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3296">
            <text:p>50329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295">
            <text:p>29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295">
            <text:p>29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8304">
            <text:p>198304</text:p>
          </table:table-cell>
          <table:table-cell/>
          <table:table-cell table:style-name="ce4" office:value-type="float" office:value="295">
            <text:p>295</text:p>
          </table:table-cell>
          <table:table-cell table:style-name="ce10" office:value-type="float" office:value="1006880">
            <text:p>10068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96">
            <text:p>296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296">
            <text:p>296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96">
            <text:p>296</text:p>
          </table:table-cell>
          <table:table-cell table:style-name="ce10" office:value-type="float" office:value="987552">
            <text:p>9875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297">
            <text:p>297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12704">
            <text:p>212704</text:p>
          </table:table-cell>
          <table:table-cell/>
          <table:table-cell table:style-name="ce4" office:value-type="float" office:value="297">
            <text:p>29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297">
            <text:p>297</text:p>
          </table:table-cell>
          <table:table-cell table:style-name="ce10" office:value-type="float" office:value="1009184">
            <text:p>100918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298">
            <text:p>298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298">
            <text:p>29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904">
            <text:p>199904</text:p>
          </table:table-cell>
          <table:table-cell/>
          <table:table-cell table:style-name="ce4" office:value-type="float" office:value="298">
            <text:p>298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299">
            <text:p>29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299">
            <text:p>299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12032">
            <text:p>212032</text:p>
          </table:table-cell>
          <table:table-cell/>
          <table:table-cell table:style-name="ce4" office:value-type="float" office:value="299">
            <text:p>299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4848">
            <text:p>194848</text:p>
          </table:table-cell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87552">
            <text:p>187552</text:p>
          </table:table-cell>
          <table:table-cell/>
          <table:table-cell table:style-name="ce4" office:value-type="float" office:value="300">
            <text:p>30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78144">
            <text:p>178144</text:p>
          </table:table-cell>
          <table:table-cell/>
          <table:table-cell table:style-name="ce4" office:value-type="float" office:value="300">
            <text:p>30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301">
            <text:p>301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01">
            <text:p>30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7424">
            <text:p>207424</text:p>
          </table:table-cell>
          <table:table-cell/>
          <table:table-cell table:style-name="ce4" office:value-type="float" office:value="301">
            <text:p>30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80640">
            <text:p>180640</text:p>
          </table:table-cell>
        </table:table-row>
        <table:table-row table:style-name="ro2">
          <table:table-cell table:style-name="ce4" office:value-type="float" office:value="302">
            <text:p>30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224">
            <text:p>200224</text:p>
          </table:table-cell>
          <table:table-cell/>
          <table:table-cell table:style-name="ce4" office:value-type="float" office:value="302">
            <text:p>30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302">
            <text:p>30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15680">
            <text:p>215680</text:p>
          </table:table-cell>
        </table:table-row>
        <table:table-row table:style-name="ro2">
          <table:table-cell table:style-name="ce4" office:value-type="float" office:value="303">
            <text:p>303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03">
            <text:p>30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64">
            <text:p>199264</text:p>
          </table:table-cell>
          <table:table-cell/>
          <table:table-cell table:style-name="ce4" office:value-type="float" office:value="303">
            <text:p>303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04">
            <text:p>30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304">
            <text:p>30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04">
            <text:p>304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305">
            <text:p>305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8880">
            <text:p>198880</text:p>
          </table:table-cell>
          <table:table-cell/>
          <table:table-cell table:style-name="ce4" office:value-type="float" office:value="305">
            <text:p>30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05">
            <text:p>305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306">
            <text:p>30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306">
            <text:p>306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306">
            <text:p>306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307">
            <text:p>30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201920">
            <text:p>201920</text:p>
          </table:table-cell>
          <table:table-cell/>
          <table:table-cell table:style-name="ce4" office:value-type="float" office:value="307">
            <text:p>30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07">
            <text:p>30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308">
            <text:p>308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198080">
            <text:p>198080</text:p>
          </table:table-cell>
          <table:table-cell/>
          <table:table-cell table:style-name="ce4" office:value-type="float" office:value="308">
            <text:p>30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308">
            <text:p>30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472">
            <text:p>197472</text:p>
          </table:table-cell>
        </table:table-row>
        <table:table-row table:style-name="ro2">
          <table:table-cell table:style-name="ce4" office:value-type="float" office:value="309">
            <text:p>30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09">
            <text:p>309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09">
            <text:p>309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3536">
            <text:p>493536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10">
            <text:p>31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872">
            <text:p>199872</text:p>
          </table:table-cell>
          <table:table-cell/>
          <table:table-cell table:style-name="ce4" office:value-type="float" office:value="310">
            <text:p>31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6368">
            <text:p>50636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11">
            <text:p>31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311">
            <text:p>31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8368">
            <text:p>198368</text:p>
          </table:table-cell>
          <table:table-cell/>
          <table:table-cell table:style-name="ce4" office:value-type="float" office:value="311">
            <text:p>31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12">
            <text:p>312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312">
            <text:p>31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648">
            <text:p>199648</text:p>
          </table:table-cell>
          <table:table-cell/>
          <table:table-cell table:style-name="ce4" office:value-type="float" office:value="312">
            <text:p>31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13">
            <text:p>313</text:p>
          </table:table-cell>
          <table:table-cell table:style-name="ce10" office:value-type="float" office:value="999936">
            <text:p>99993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313">
            <text:p>31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8496">
            <text:p>198496</text:p>
          </table:table-cell>
          <table:table-cell/>
          <table:table-cell table:style-name="ce4" office:value-type="float" office:value="313">
            <text:p>313</text:p>
          </table:table-cell>
          <table:table-cell table:style-name="ce10" office:value-type="float" office:value="987776">
            <text:p>98777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314">
            <text:p>314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872">
            <text:p>199872</text:p>
          </table:table-cell>
          <table:table-cell/>
          <table:table-cell table:style-name="ce4" office:value-type="float" office:value="314">
            <text:p>314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3632">
            <text:p>193632</text:p>
          </table:table-cell>
          <table:table-cell/>
          <table:table-cell table:style-name="ce4" office:value-type="float" office:value="314">
            <text:p>314</text:p>
          </table:table-cell>
          <table:table-cell table:style-name="ce10" office:value-type="float" office:value="1009152">
            <text:p>10091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15">
            <text:p>315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8592">
            <text:p>198592</text:p>
          </table:table-cell>
          <table:table-cell/>
          <table:table-cell table:style-name="ce4" office:value-type="float" office:value="315">
            <text:p>315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7136">
            <text:p>207136</text:p>
          </table:table-cell>
          <table:table-cell/>
          <table:table-cell table:style-name="ce4" office:value-type="float" office:value="315">
            <text:p>31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316">
            <text:p>316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16">
            <text:p>316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316">
            <text:p>31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317">
            <text:p>31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1536">
            <text:p>201536</text:p>
          </table:table-cell>
          <table:table-cell/>
          <table:table-cell table:style-name="ce4" office:value-type="float" office:value="317">
            <text:p>317</text:p>
          </table:table-cell>
          <table:table-cell table:style-name="ce10" office:value-type="float" office:value="992192">
            <text:p>99219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8208">
            <text:p>198208</text:p>
          </table:table-cell>
          <table:table-cell/>
          <table:table-cell table:style-name="ce4" office:value-type="float" office:value="317">
            <text:p>31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18">
            <text:p>318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318">
            <text:p>318</text:p>
          </table:table-cell>
          <table:table-cell table:style-name="ce10" office:value-type="float" office:value="1005088">
            <text:p>1005088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201920">
            <text:p>201920</text:p>
          </table:table-cell>
          <table:table-cell/>
          <table:table-cell table:style-name="ce4" office:value-type="float" office:value="318">
            <text:p>31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19">
            <text:p>319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19">
            <text:p>31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319">
            <text:p>31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8528">
            <text:p>198528</text:p>
          </table:table-cell>
          <table:table-cell/>
          <table:table-cell table:style-name="ce4" office:value-type="float" office:value="320">
            <text:p>32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20">
            <text:p>32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21">
            <text:p>321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21">
            <text:p>32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328">
            <text:p>199328</text:p>
          </table:table-cell>
          <table:table-cell/>
          <table:table-cell table:style-name="ce4" office:value-type="float" office:value="321">
            <text:p>321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22">
            <text:p>322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322">
            <text:p>32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6608">
            <text:p>196608</text:p>
          </table:table-cell>
          <table:table-cell/>
          <table:table-cell table:style-name="ce4" office:value-type="float" office:value="322">
            <text:p>32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23">
            <text:p>323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9904">
            <text:p>199904</text:p>
          </table:table-cell>
          <table:table-cell/>
          <table:table-cell table:style-name="ce4" office:value-type="float" office:value="323">
            <text:p>32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323">
            <text:p>32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324">
            <text:p>32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24">
            <text:p>324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8208">
            <text:p>198208</text:p>
          </table:table-cell>
          <table:table-cell/>
          <table:table-cell table:style-name="ce4" office:value-type="float" office:value="324">
            <text:p>32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25">
            <text:p>325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25">
            <text:p>325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2784">
            <text:p>202784</text:p>
          </table:table-cell>
          <table:table-cell/>
          <table:table-cell table:style-name="ce4" office:value-type="float" office:value="325">
            <text:p>325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26">
            <text:p>326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872">
            <text:p>199872</text:p>
          </table:table-cell>
          <table:table-cell/>
          <table:table-cell table:style-name="ce4" office:value-type="float" office:value="326">
            <text:p>32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6640">
            <text:p>496640</text:p>
          </table:table-cell>
          <table:table-cell table:style-name="ce18" office:value-type="float" office:value="212160">
            <text:p>212160</text:p>
          </table:table-cell>
          <table:table-cell/>
          <table:table-cell table:style-name="ce4" office:value-type="float" office:value="326">
            <text:p>32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206176">
            <text:p>206176</text:p>
          </table:table-cell>
        </table:table-row>
        <table:table-row table:style-name="ro2">
          <table:table-cell table:style-name="ce4" office:value-type="float" office:value="327">
            <text:p>327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27">
            <text:p>327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83584">
            <text:p>183584</text:p>
          </table:table-cell>
          <table:table-cell/>
          <table:table-cell table:style-name="ce4" office:value-type="float" office:value="327">
            <text:p>32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328">
            <text:p>328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328">
            <text:p>328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3008">
            <text:p>203008</text:p>
          </table:table-cell>
          <table:table-cell/>
          <table:table-cell table:style-name="ce4" office:value-type="float" office:value="328">
            <text:p>328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29">
            <text:p>32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224">
            <text:p>200224</text:p>
          </table:table-cell>
          <table:table-cell/>
          <table:table-cell table:style-name="ce4" office:value-type="float" office:value="329">
            <text:p>329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  <table:table-cell/>
          <table:table-cell table:style-name="ce4" office:value-type="float" office:value="329">
            <text:p>32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30">
            <text:p>330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216">
            <text:p>201216</text:p>
          </table:table-cell>
          <table:table-cell/>
          <table:table-cell table:style-name="ce4" office:value-type="float" office:value="330">
            <text:p>33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331">
            <text:p>33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31">
            <text:p>331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331">
            <text:p>33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332">
            <text:p>33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32">
            <text:p>33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332">
            <text:p>332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33">
            <text:p>333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584">
            <text:p>199584</text:p>
          </table:table-cell>
          <table:table-cell/>
          <table:table-cell table:style-name="ce4" office:value-type="float" office:value="333">
            <text:p>33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888">
            <text:p>197888</text:p>
          </table:table-cell>
          <table:table-cell/>
          <table:table-cell table:style-name="ce4" office:value-type="float" office:value="333">
            <text:p>333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34">
            <text:p>334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9040">
            <text:p>199040</text:p>
          </table:table-cell>
          <table:table-cell/>
          <table:table-cell table:style-name="ce4" office:value-type="float" office:value="334">
            <text:p>33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202912">
            <text:p>202912</text:p>
          </table:table-cell>
          <table:table-cell/>
          <table:table-cell table:style-name="ce4" office:value-type="float" office:value="334">
            <text:p>334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35">
            <text:p>335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335">
            <text:p>33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664">
            <text:p>197664</text:p>
          </table:table-cell>
          <table:table-cell/>
          <table:table-cell table:style-name="ce4" office:value-type="float" office:value="335">
            <text:p>335</text:p>
          </table:table-cell>
          <table:table-cell table:style-name="ce10" office:value-type="float" office:value="1004576">
            <text:p>1004576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36">
            <text:p>336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36">
            <text:p>33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0736">
            <text:p>200736</text:p>
          </table:table-cell>
          <table:table-cell/>
          <table:table-cell table:style-name="ce4" office:value-type="float" office:value="336">
            <text:p>33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337">
            <text:p>337</text:p>
          </table:table-cell>
          <table:table-cell table:style-name="ce10" office:value-type="float" office:value="999936">
            <text:p>999936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37">
            <text:p>33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8496">
            <text:p>198496</text:p>
          </table:table-cell>
          <table:table-cell/>
          <table:table-cell table:style-name="ce4" office:value-type="float" office:value="337">
            <text:p>337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38">
            <text:p>338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38">
            <text:p>338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936">
            <text:p>199936</text:p>
          </table:table-cell>
          <table:table-cell/>
          <table:table-cell table:style-name="ce4" office:value-type="float" office:value="338">
            <text:p>338</text:p>
          </table:table-cell>
          <table:table-cell table:style-name="ce10" office:value-type="float" office:value="994784">
            <text:p>99478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39">
            <text:p>33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9872">
            <text:p>199872</text:p>
          </table:table-cell>
          <table:table-cell/>
          <table:table-cell table:style-name="ce4" office:value-type="float" office:value="339">
            <text:p>339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8944">
            <text:p>198944</text:p>
          </table:table-cell>
          <table:table-cell/>
          <table:table-cell table:style-name="ce4" office:value-type="float" office:value="339">
            <text:p>33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40">
            <text:p>340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6384">
            <text:p>196384</text:p>
          </table:table-cell>
          <table:table-cell/>
          <table:table-cell table:style-name="ce4" office:value-type="float" office:value="340">
            <text:p>34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41">
            <text:p>34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41">
            <text:p>34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2784">
            <text:p>202784</text:p>
          </table:table-cell>
          <table:table-cell/>
          <table:table-cell table:style-name="ce4" office:value-type="float" office:value="341">
            <text:p>34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342">
            <text:p>342</text:p>
          </table:table-cell>
          <table:table-cell table:style-name="ce10" office:value-type="float" office:value="1000768">
            <text:p>1000768</text:p>
          </table:table-cell>
          <table:table-cell table:style-name="ce10" office:value-type="float" office:value="499744">
            <text:p>499744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342">
            <text:p>342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5360">
            <text:p>495360</text:p>
          </table:table-cell>
          <table:table-cell table:style-name="ce18" office:value-type="float" office:value="196640">
            <text:p>196640</text:p>
          </table:table-cell>
          <table:table-cell/>
          <table:table-cell table:style-name="ce4" office:value-type="float" office:value="342">
            <text:p>34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3984">
            <text:p>493984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343">
            <text:p>343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43">
            <text:p>34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968">
            <text:p>503968</text:p>
          </table:table-cell>
          <table:table-cell table:style-name="ce18" office:value-type="float" office:value="201248">
            <text:p>201248</text:p>
          </table:table-cell>
          <table:table-cell/>
          <table:table-cell table:style-name="ce4" office:value-type="float" office:value="343">
            <text:p>34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44">
            <text:p>344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344">
            <text:p>344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344">
            <text:p>34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3584">
            <text:p>50358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45">
            <text:p>345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45">
            <text:p>345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345">
            <text:p>345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346">
            <text:p>34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346">
            <text:p>34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346">
            <text:p>34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2544">
            <text:p>192544</text:p>
          </table:table-cell>
        </table:table-row>
        <table:table-row table:style-name="ro2">
          <table:table-cell table:style-name="ce4" office:value-type="float" office:value="347">
            <text:p>347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1536">
            <text:p>201536</text:p>
          </table:table-cell>
          <table:table-cell/>
          <table:table-cell table:style-name="ce4" office:value-type="float" office:value="347">
            <text:p>347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89408">
            <text:p>189408</text:p>
          </table:table-cell>
          <table:table-cell/>
          <table:table-cell table:style-name="ce4" office:value-type="float" office:value="347">
            <text:p>347</text:p>
          </table:table-cell>
          <table:table-cell table:style-name="ce10" office:value-type="float" office:value="994656">
            <text:p>994656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48">
            <text:p>348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348">
            <text:p>34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8704">
            <text:p>208704</text:p>
          </table:table-cell>
          <table:table-cell/>
          <table:table-cell table:style-name="ce4" office:value-type="float" office:value="348">
            <text:p>348</text:p>
          </table:table-cell>
          <table:table-cell table:style-name="ce10" office:value-type="float" office:value="1002080">
            <text:p>1002080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49">
            <text:p>349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49">
            <text:p>349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349">
            <text:p>349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350">
            <text:p>350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50">
            <text:p>350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472">
            <text:p>197472</text:p>
          </table:table-cell>
        </table:table-row>
        <table:table-row table:style-name="ro2">
          <table:table-cell table:style-name="ce4" office:value-type="float" office:value="351">
            <text:p>35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1120">
            <text:p>201120</text:p>
          </table:table-cell>
          <table:table-cell/>
          <table:table-cell table:style-name="ce4" office:value-type="float" office:value="351">
            <text:p>35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568">
            <text:p>197568</text:p>
          </table:table-cell>
          <table:table-cell/>
          <table:table-cell table:style-name="ce4" office:value-type="float" office:value="351">
            <text:p>35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352">
            <text:p>352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352">
            <text:p>352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201120">
            <text:p>201120</text:p>
          </table:table-cell>
          <table:table-cell/>
          <table:table-cell table:style-name="ce4" office:value-type="float" office:value="352">
            <text:p>352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53">
            <text:p>353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1312">
            <text:p>201312</text:p>
          </table:table-cell>
          <table:table-cell/>
          <table:table-cell table:style-name="ce4" office:value-type="float" office:value="353">
            <text:p>35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353">
            <text:p>35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54">
            <text:p>354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448">
            <text:p>500448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54">
            <text:p>35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936">
            <text:p>199936</text:p>
          </table:table-cell>
          <table:table-cell/>
          <table:table-cell table:style-name="ce4" office:value-type="float" office:value="354">
            <text:p>354</text:p>
          </table:table-cell>
          <table:table-cell table:style-name="ce10" office:value-type="float" office:value="1004256">
            <text:p>1004256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355">
            <text:p>355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198592">
            <text:p>198592</text:p>
          </table:table-cell>
          <table:table-cell/>
          <table:table-cell table:style-name="ce4" office:value-type="float" office:value="355">
            <text:p>355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355">
            <text:p>35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56">
            <text:p>356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56">
            <text:p>356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456">
            <text:p>199456</text:p>
          </table:table-cell>
          <table:table-cell/>
          <table:table-cell table:style-name="ce4" office:value-type="float" office:value="356">
            <text:p>35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3072">
            <text:p>503072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357">
            <text:p>357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57">
            <text:p>357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616">
            <text:p>199616</text:p>
          </table:table-cell>
          <table:table-cell/>
          <table:table-cell table:style-name="ce4" office:value-type="float" office:value="357">
            <text:p>35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3984">
            <text:p>493984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58">
            <text:p>358</text:p>
          </table:table-cell>
          <table:table-cell table:style-name="ce10" office:value-type="float" office:value="1000416">
            <text:p>1000416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358">
            <text:p>358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648">
            <text:p>199648</text:p>
          </table:table-cell>
          <table:table-cell/>
          <table:table-cell table:style-name="ce4" office:value-type="float" office:value="358">
            <text:p>358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59">
            <text:p>359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59">
            <text:p>35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359">
            <text:p>359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60">
            <text:p>36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7792">
            <text:p>197792</text:p>
          </table:table-cell>
          <table:table-cell/>
          <table:table-cell table:style-name="ce4" office:value-type="float" office:value="360">
            <text:p>360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5200">
            <text:p>495200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361">
            <text:p>361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361">
            <text:p>36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0032">
            <text:p>200032</text:p>
          </table:table-cell>
          <table:table-cell/>
          <table:table-cell table:style-name="ce4" office:value-type="float" office:value="361">
            <text:p>361</text:p>
          </table:table-cell>
          <table:table-cell table:style-name="ce10" office:value-type="float" office:value="994752">
            <text:p>994752</text:p>
          </table:table-cell>
          <table:table-cell table:style-name="ce10" office:value-type="float" office:value="504448">
            <text:p>504448</text:p>
          </table:table-cell>
          <table:table-cell table:style-name="ce18" office:value-type="float" office:value="201504">
            <text:p>201504</text:p>
          </table:table-cell>
        </table:table-row>
        <table:table-row table:style-name="ro2">
          <table:table-cell table:style-name="ce4" office:value-type="float" office:value="362">
            <text:p>362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62">
            <text:p>362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360">
            <text:p>199360</text:p>
          </table:table-cell>
          <table:table-cell/>
          <table:table-cell table:style-name="ce4" office:value-type="float" office:value="362">
            <text:p>36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363">
            <text:p>363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363">
            <text:p>363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120">
            <text:p>201120</text:p>
          </table:table-cell>
          <table:table-cell/>
          <table:table-cell table:style-name="ce4" office:value-type="float" office:value="363">
            <text:p>363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64">
            <text:p>364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64">
            <text:p>364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7632">
            <text:p>197632</text:p>
          </table:table-cell>
          <table:table-cell/>
          <table:table-cell table:style-name="ce4" office:value-type="float" office:value="364">
            <text:p>364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65">
            <text:p>36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496">
            <text:p>198496</text:p>
          </table:table-cell>
          <table:table-cell/>
          <table:table-cell table:style-name="ce4" office:value-type="float" office:value="365">
            <text:p>365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65">
            <text:p>36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366">
            <text:p>366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500288">
            <text:p>50028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66">
            <text:p>366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608">
            <text:p>496608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366">
            <text:p>366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202048">
            <text:p>202048</text:p>
          </table:table-cell>
        </table:table-row>
        <table:table-row table:style-name="ro2">
          <table:table-cell table:style-name="ce4" office:value-type="float" office:value="367">
            <text:p>367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584">
            <text:p>49958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67">
            <text:p>367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936">
            <text:p>199936</text:p>
          </table:table-cell>
          <table:table-cell/>
          <table:table-cell table:style-name="ce4" office:value-type="float" office:value="367">
            <text:p>36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368">
            <text:p>36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368">
            <text:p>36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616">
            <text:p>199616</text:p>
          </table:table-cell>
          <table:table-cell/>
          <table:table-cell table:style-name="ce4" office:value-type="float" office:value="368">
            <text:p>36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69">
            <text:p>369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584">
            <text:p>199584</text:p>
          </table:table-cell>
          <table:table-cell/>
          <table:table-cell table:style-name="ce4" office:value-type="float" office:value="369">
            <text:p>369</text:p>
          </table:table-cell>
          <table:table-cell table:style-name="ce10" office:value-type="float" office:value="999168">
            <text:p>99916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936">
            <text:p>199936</text:p>
          </table:table-cell>
          <table:table-cell/>
          <table:table-cell table:style-name="ce4" office:value-type="float" office:value="369">
            <text:p>36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10" office:value-type="float" office:value="1000960">
            <text:p>1000960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198848">
            <text:p>198848</text:p>
          </table:table-cell>
          <table:table-cell/>
          <table:table-cell table:style-name="ce4" office:value-type="float" office:value="370">
            <text:p>37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7888">
            <text:p>197888</text:p>
          </table:table-cell>
          <table:table-cell/>
          <table:table-cell table:style-name="ce4" office:value-type="float" office:value="370">
            <text:p>37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71">
            <text:p>371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371">
            <text:p>37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371">
            <text:p>371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72">
            <text:p>37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672">
            <text:p>200672</text:p>
          </table:table-cell>
          <table:table-cell/>
          <table:table-cell table:style-name="ce4" office:value-type="float" office:value="372">
            <text:p>37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72">
            <text:p>372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73">
            <text:p>37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373">
            <text:p>37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3904">
            <text:p>203904</text:p>
          </table:table-cell>
          <table:table-cell/>
          <table:table-cell table:style-name="ce4" office:value-type="float" office:value="373">
            <text:p>373</text:p>
          </table:table-cell>
          <table:table-cell table:style-name="ce10" office:value-type="float" office:value="992704">
            <text:p>99270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74">
            <text:p>37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552">
            <text:p>499552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374">
            <text:p>37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5776">
            <text:p>195776</text:p>
          </table:table-cell>
          <table:table-cell/>
          <table:table-cell table:style-name="ce4" office:value-type="float" office:value="374">
            <text:p>374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75">
            <text:p>375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199584">
            <text:p>199584</text:p>
          </table:table-cell>
          <table:table-cell/>
          <table:table-cell table:style-name="ce4" office:value-type="float" office:value="375">
            <text:p>37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75">
            <text:p>375</text:p>
          </table:table-cell>
          <table:table-cell table:style-name="ce10" office:value-type="float" office:value="1004256">
            <text:p>1004256</text:p>
          </table:table-cell>
          <table:table-cell table:style-name="ce10" office:value-type="float" office:value="493984">
            <text:p>493984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376">
            <text:p>376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9424">
            <text:p>499424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376">
            <text:p>37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376">
            <text:p>376</text:p>
          </table:table-cell>
          <table:table-cell table:style-name="ce10" office:value-type="float" office:value="995296">
            <text:p>995296</text:p>
          </table:table-cell>
          <table:table-cell table:style-name="ce10" office:value-type="float" office:value="505888">
            <text:p>5058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77">
            <text:p>37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377">
            <text:p>37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36">
            <text:p>199136</text:p>
          </table:table-cell>
          <table:table-cell/>
          <table:table-cell table:style-name="ce4" office:value-type="float" office:value="377">
            <text:p>377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2768">
            <text:p>192768</text:p>
          </table:table-cell>
        </table:table-row>
        <table:table-row table:style-name="ro2">
          <table:table-cell table:style-name="ce4" office:value-type="float" office:value="378">
            <text:p>378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378">
            <text:p>37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378">
            <text:p>37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379">
            <text:p>379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448">
            <text:p>5004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79">
            <text:p>37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424">
            <text:p>199424</text:p>
          </table:table-cell>
          <table:table-cell/>
          <table:table-cell table:style-name="ce4" office:value-type="float" office:value="379">
            <text:p>379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380">
            <text:p>380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380">
            <text:p>380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381">
            <text:p>381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480">
            <text:p>200480</text:p>
          </table:table-cell>
          <table:table-cell/>
          <table:table-cell table:style-name="ce4" office:value-type="float" office:value="381">
            <text:p>38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89056">
            <text:p>189056</text:p>
          </table:table-cell>
          <table:table-cell/>
          <table:table-cell table:style-name="ce4" office:value-type="float" office:value="381">
            <text:p>381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82">
            <text:p>382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784">
            <text:p>198784</text:p>
          </table:table-cell>
          <table:table-cell/>
          <table:table-cell table:style-name="ce4" office:value-type="float" office:value="382">
            <text:p>38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9152">
            <text:p>209152</text:p>
          </table:table-cell>
          <table:table-cell/>
          <table:table-cell table:style-name="ce4" office:value-type="float" office:value="382">
            <text:p>382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83">
            <text:p>383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383">
            <text:p>383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83">
            <text:p>383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384">
            <text:p>38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384">
            <text:p>384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384">
            <text:p>384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85">
            <text:p>38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385">
            <text:p>38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0064">
            <text:p>200064</text:p>
          </table:table-cell>
          <table:table-cell/>
          <table:table-cell table:style-name="ce4" office:value-type="float" office:value="385">
            <text:p>385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86">
            <text:p>386</text:p>
          </table:table-cell>
          <table:table-cell table:style-name="ce10" office:value-type="float" office:value="1000416">
            <text:p>1000416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386">
            <text:p>38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386">
            <text:p>38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87">
            <text:p>38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87">
            <text:p>38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296">
            <text:p>199296</text:p>
          </table:table-cell>
          <table:table-cell/>
          <table:table-cell table:style-name="ce4" office:value-type="float" office:value="387">
            <text:p>38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88">
            <text:p>388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88">
            <text:p>38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0960">
            <text:p>200960</text:p>
          </table:table-cell>
          <table:table-cell/>
          <table:table-cell table:style-name="ce4" office:value-type="float" office:value="388">
            <text:p>388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389">
            <text:p>389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389">
            <text:p>38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6896">
            <text:p>196896</text:p>
          </table:table-cell>
          <table:table-cell/>
          <table:table-cell table:style-name="ce4" office:value-type="float" office:value="389">
            <text:p>38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90">
            <text:p>39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00160">
            <text:p>200160</text:p>
          </table:table-cell>
          <table:table-cell/>
          <table:table-cell table:style-name="ce4" office:value-type="float" office:value="390">
            <text:p>39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91">
            <text:p>391</text:p>
          </table:table-cell>
          <table:table-cell table:style-name="ce10" office:value-type="float" office:value="1000320">
            <text:p>100032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91">
            <text:p>39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391">
            <text:p>39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392">
            <text:p>39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92">
            <text:p>39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8304">
            <text:p>198304</text:p>
          </table:table-cell>
          <table:table-cell/>
          <table:table-cell table:style-name="ce4" office:value-type="float" office:value="392">
            <text:p>392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393">
            <text:p>39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393">
            <text:p>393</text:p>
          </table:table-cell>
          <table:table-cell table:style-name="ce10" office:value-type="float" office:value="989216">
            <text:p>989216</text:p>
          </table:table-cell>
          <table:table-cell table:style-name="ce10" office:value-type="float" office:value="496736">
            <text:p>496736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393">
            <text:p>393</text:p>
          </table:table-cell>
          <table:table-cell table:style-name="ce10" office:value-type="float" office:value="992672">
            <text:p>992672</text:p>
          </table:table-cell>
          <table:table-cell table:style-name="ce10" office:value-type="float" office:value="499008">
            <text:p>499008</text:p>
          </table:table-cell>
          <table:table-cell table:style-name="ce18" office:value-type="float" office:value="196928">
            <text:p>196928</text:p>
          </table:table-cell>
        </table:table-row>
        <table:table-row table:style-name="ro2">
          <table:table-cell table:style-name="ce4" office:value-type="float" office:value="394">
            <text:p>39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94">
            <text:p>394</text:p>
          </table:table-cell>
          <table:table-cell table:style-name="ce10" office:value-type="float" office:value="1005440">
            <text:p>1005440</text:p>
          </table:table-cell>
          <table:table-cell table:style-name="ce10" office:value-type="float" office:value="500864">
            <text:p>500864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394">
            <text:p>394</text:p>
          </table:table-cell>
          <table:table-cell table:style-name="ce10" office:value-type="float" office:value="1004032">
            <text:p>1004032</text:p>
          </table:table-cell>
          <table:table-cell table:style-name="ce10" office:value-type="float" office:value="487840">
            <text:p>487840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395">
            <text:p>39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395">
            <text:p>395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9520">
            <text:p>199520</text:p>
          </table:table-cell>
          <table:table-cell/>
          <table:table-cell table:style-name="ce4" office:value-type="float" office:value="395">
            <text:p>395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396">
            <text:p>39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96">
            <text:p>39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8784">
            <text:p>198784</text:p>
          </table:table-cell>
          <table:table-cell/>
          <table:table-cell table:style-name="ce4" office:value-type="float" office:value="396">
            <text:p>396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1056">
            <text:p>501056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397">
            <text:p>397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7120">
            <text:p>49712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397">
            <text:p>39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0864">
            <text:p>200864</text:p>
          </table:table-cell>
          <table:table-cell/>
          <table:table-cell table:style-name="ce4" office:value-type="float" office:value="397">
            <text:p>39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9264">
            <text:p>499264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398">
            <text:p>39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1888">
            <text:p>501888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398">
            <text:p>398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656">
            <text:p>498656</text:p>
          </table:table-cell>
          <table:table-cell table:style-name="ce18" office:value-type="float" office:value="197920">
            <text:p>197920</text:p>
          </table:table-cell>
          <table:table-cell/>
          <table:table-cell table:style-name="ce4" office:value-type="float" office:value="398">
            <text:p>398</text:p>
          </table:table-cell>
          <table:table-cell table:style-name="ce10" office:value-type="float" office:value="1000064">
            <text:p>1000064</text:p>
          </table:table-cell>
          <table:table-cell table:style-name="ce10" office:value-type="float" office:value="501216">
            <text:p>50121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399">
            <text:p>399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88960">
            <text:p>488960</text:p>
          </table:table-cell>
          <table:table-cell table:style-name="ce18" office:value-type="float" office:value="199104">
            <text:p>199104</text:p>
          </table:table-cell>
          <table:table-cell/>
          <table:table-cell table:style-name="ce4" office:value-type="float" office:value="399">
            <text:p>39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85440">
            <text:p>485440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399">
            <text:p>399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8336">
            <text:p>498336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7888">
            <text:p>497888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400">
            <text:p>40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2208">
            <text:p>502208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400">
            <text:p>40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01">
            <text:p>401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1120">
            <text:p>501120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01">
            <text:p>40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7952">
            <text:p>497952</text:p>
          </table:table-cell>
          <table:table-cell table:style-name="ce18" office:value-type="float" office:value="211488">
            <text:p>211488</text:p>
          </table:table-cell>
          <table:table-cell/>
          <table:table-cell table:style-name="ce4" office:value-type="float" office:value="401">
            <text:p>401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7984">
            <text:p>497984</text:p>
          </table:table-cell>
          <table:table-cell table:style-name="ce18" office:value-type="float" office:value="171328">
            <text:p>171328</text:p>
          </table:table-cell>
        </table:table-row>
        <table:table-row table:style-name="ro2">
          <table:table-cell table:style-name="ce4" office:value-type="float" office:value="402">
            <text:p>402</text:p>
          </table:table-cell>
          <table:table-cell table:style-name="ce10" office:value-type="float" office:value="999936">
            <text:p>999936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02">
            <text:p>40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688">
            <text:p>498688</text:p>
          </table:table-cell>
          <table:table-cell table:style-name="ce18" office:value-type="float" office:value="187200">
            <text:p>187200</text:p>
          </table:table-cell>
          <table:table-cell/>
          <table:table-cell table:style-name="ce4" office:value-type="float" office:value="402">
            <text:p>402</text:p>
          </table:table-cell>
          <table:table-cell table:style-name="ce10" office:value-type="float" office:value="995296">
            <text:p>995296</text:p>
          </table:table-cell>
          <table:table-cell table:style-name="ce10" office:value-type="float" office:value="494752">
            <text:p>494752</text:p>
          </table:table-cell>
          <table:table-cell table:style-name="ce18" office:value-type="float" office:value="227584">
            <text:p>227584</text:p>
          </table:table-cell>
        </table:table-row>
        <table:table-row table:style-name="ro2">
          <table:table-cell table:style-name="ce4" office:value-type="float" office:value="403">
            <text:p>403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499360">
            <text:p>499360</text:p>
          </table:table-cell>
          <table:table-cell table:style-name="ce18" office:value-type="float" office:value="198848">
            <text:p>198848</text:p>
          </table:table-cell>
          <table:table-cell/>
          <table:table-cell table:style-name="ce4" office:value-type="float" office:value="403">
            <text:p>403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403">
            <text:p>403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20864">
            <text:p>52086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04">
            <text:p>40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04">
            <text:p>404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864">
            <text:p>500864</text:p>
          </table:table-cell>
          <table:table-cell table:style-name="ce18" office:value-type="float" office:value="199968">
            <text:p>199968</text:p>
          </table:table-cell>
          <table:table-cell/>
          <table:table-cell table:style-name="ce4" office:value-type="float" office:value="404">
            <text:p>404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85696">
            <text:p>485696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05">
            <text:p>40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712">
            <text:p>499712</text:p>
          </table:table-cell>
          <table:table-cell table:style-name="ce18" office:value-type="float" office:value="201632">
            <text:p>201632</text:p>
          </table:table-cell>
          <table:table-cell/>
          <table:table-cell table:style-name="ce4" office:value-type="float" office:value="405">
            <text:p>40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832">
            <text:p>500832</text:p>
          </table:table-cell>
          <table:table-cell table:style-name="ce18" office:value-type="float" office:value="198976">
            <text:p>198976</text:p>
          </table:table-cell>
          <table:table-cell/>
          <table:table-cell table:style-name="ce4" office:value-type="float" office:value="405">
            <text:p>405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7408">
            <text:p>497408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406">
            <text:p>406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406">
            <text:p>406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5744">
            <text:p>495744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406">
            <text:p>406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2400">
            <text:p>50240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07">
            <text:p>407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12672">
            <text:p>212672</text:p>
          </table:table-cell>
          <table:table-cell/>
          <table:table-cell table:style-name="ce4" office:value-type="float" office:value="407">
            <text:p>407</text:p>
          </table:table-cell>
          <table:table-cell table:style-name="ce10" office:value-type="float" office:value="997024">
            <text:p>997024</text:p>
          </table:table-cell>
          <table:table-cell table:style-name="ce10" office:value-type="float" office:value="502144">
            <text:p>502144</text:p>
          </table:table-cell>
          <table:table-cell table:style-name="ce18" office:value-type="float" office:value="198944">
            <text:p>198944</text:p>
          </table:table-cell>
          <table:table-cell/>
          <table:table-cell table:style-name="ce4" office:value-type="float" office:value="407">
            <text:p>40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7696">
            <text:p>497696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08">
            <text:p>408</text:p>
          </table:table-cell>
          <table:table-cell table:style-name="ce10" office:value-type="float" office:value="1000416">
            <text:p>1000416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188064">
            <text:p>188064</text:p>
          </table:table-cell>
          <table:table-cell/>
          <table:table-cell table:style-name="ce4" office:value-type="float" office:value="408">
            <text:p>40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432">
            <text:p>498432</text:p>
          </table:table-cell>
          <table:table-cell table:style-name="ce18" office:value-type="float" office:value="202752">
            <text:p>202752</text:p>
          </table:table-cell>
          <table:table-cell/>
          <table:table-cell table:style-name="ce4" office:value-type="float" office:value="408">
            <text:p>40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128">
            <text:p>500128</text:p>
          </table:table-cell>
          <table:table-cell table:style-name="ce18" office:value-type="float" office:value="192544">
            <text:p>192544</text:p>
          </table:table-cell>
        </table:table-row>
        <table:table-row table:style-name="ro2">
          <table:table-cell table:style-name="ce4" office:value-type="float" office:value="409">
            <text:p>409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499712">
            <text:p>49971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09">
            <text:p>40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3424">
            <text:p>503424</text:p>
          </table:table-cell>
          <table:table-cell table:style-name="ce18" office:value-type="float" office:value="196672">
            <text:p>196672</text:p>
          </table:table-cell>
          <table:table-cell/>
          <table:table-cell table:style-name="ce4" office:value-type="float" office:value="409">
            <text:p>409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7504">
            <text:p>497504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00256">
            <text:p>500256</text:p>
          </table:table-cell>
          <table:table-cell table:style-name="ce18" office:value-type="float" office:value="198592">
            <text:p>198592</text:p>
          </table:table-cell>
          <table:table-cell/>
          <table:table-cell table:style-name="ce4" office:value-type="float" office:value="410">
            <text:p>41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064">
            <text:p>496064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410">
            <text:p>41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1376">
            <text:p>501376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411">
            <text:p>411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201920">
            <text:p>201920</text:p>
          </table:table-cell>
          <table:table-cell/>
          <table:table-cell table:style-name="ce4" office:value-type="float" office:value="411">
            <text:p>41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480">
            <text:p>50048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11">
            <text:p>411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8528">
            <text:p>49852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12">
            <text:p>412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199584">
            <text:p>199584</text:p>
          </table:table-cell>
          <table:table-cell/>
          <table:table-cell table:style-name="ce4" office:value-type="float" office:value="412">
            <text:p>41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12">
            <text:p>41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13">
            <text:p>41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413">
            <text:p>41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1344">
            <text:p>501344</text:p>
          </table:table-cell>
          <table:table-cell table:style-name="ce18" office:value-type="float" office:value="201312">
            <text:p>201312</text:p>
          </table:table-cell>
          <table:table-cell/>
          <table:table-cell table:style-name="ce4" office:value-type="float" office:value="413">
            <text:p>413</text:p>
          </table:table-cell>
          <table:table-cell table:style-name="ce10" office:value-type="float" office:value="985696">
            <text:p>985696</text:p>
          </table:table-cell>
          <table:table-cell table:style-name="ce10" office:value-type="float" office:value="499200">
            <text:p>499200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414">
            <text:p>414</text:p>
          </table:table-cell>
          <table:table-cell table:style-name="ce10" office:value-type="float" office:value="1001056">
            <text:p>1001056</text:p>
          </table:table-cell>
          <table:table-cell table:style-name="ce10" office:value-type="float" office:value="501056">
            <text:p>501056</text:p>
          </table:table-cell>
          <table:table-cell table:style-name="ce18" office:value-type="float" office:value="205536">
            <text:p>205536</text:p>
          </table:table-cell>
          <table:table-cell/>
          <table:table-cell table:style-name="ce4" office:value-type="float" office:value="414">
            <text:p>414</text:p>
          </table:table-cell>
          <table:table-cell table:style-name="ce10" office:value-type="float" office:value="994976">
            <text:p>994976</text:p>
          </table:table-cell>
          <table:table-cell table:style-name="ce10" office:value-type="float" office:value="497600">
            <text:p>497600</text:p>
          </table:table-cell>
          <table:table-cell table:style-name="ce18" office:value-type="float" office:value="190368">
            <text:p>190368</text:p>
          </table:table-cell>
          <table:table-cell/>
          <table:table-cell table:style-name="ce4" office:value-type="float" office:value="414">
            <text:p>414</text:p>
          </table:table-cell>
          <table:table-cell table:style-name="ce10" office:value-type="float" office:value="1008960">
            <text:p>1008960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6400">
            <text:p>206400</text:p>
          </table:table-cell>
        </table:table-row>
        <table:table-row table:style-name="ro2">
          <table:table-cell table:style-name="ce4" office:value-type="float" office:value="415">
            <text:p>415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195264">
            <text:p>195264</text:p>
          </table:table-cell>
          <table:table-cell/>
          <table:table-cell table:style-name="ce4" office:value-type="float" office:value="415">
            <text:p>415</text:p>
          </table:table-cell>
          <table:table-cell table:style-name="ce10" office:value-type="float" office:value="1004032">
            <text:p>1004032</text:p>
          </table:table-cell>
          <table:table-cell table:style-name="ce10" office:value-type="float" office:value="499744">
            <text:p>499744</text:p>
          </table:table-cell>
          <table:table-cell table:style-name="ce18" office:value-type="float" office:value="209088">
            <text:p>209088</text:p>
          </table:table-cell>
          <table:table-cell/>
          <table:table-cell table:style-name="ce4" office:value-type="float" office:value="415">
            <text:p>41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6768">
            <text:p>496768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416">
            <text:p>416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16">
            <text:p>41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160">
            <text:p>500160</text:p>
          </table:table-cell>
          <table:table-cell table:style-name="ce18" office:value-type="float" office:value="198400">
            <text:p>198400</text:p>
          </table:table-cell>
          <table:table-cell/>
          <table:table-cell table:style-name="ce4" office:value-type="float" office:value="416">
            <text:p>416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9680">
            <text:p>49968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17">
            <text:p>417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17">
            <text:p>417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9520">
            <text:p>499520</text:p>
          </table:table-cell>
          <table:table-cell table:style-name="ce18" office:value-type="float" office:value="201216">
            <text:p>201216</text:p>
          </table:table-cell>
          <table:table-cell/>
          <table:table-cell table:style-name="ce4" office:value-type="float" office:value="417">
            <text:p>41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2400">
            <text:p>50240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18">
            <text:p>418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418">
            <text:p>41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195680">
            <text:p>195680</text:p>
          </table:table-cell>
          <table:table-cell/>
          <table:table-cell table:style-name="ce4" office:value-type="float" office:value="418">
            <text:p>41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7344">
            <text:p>497344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419">
            <text:p>419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9008">
            <text:p>49900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19">
            <text:p>419</text:p>
          </table:table-cell>
          <table:table-cell table:style-name="ce10" office:value-type="float" office:value="1002208">
            <text:p>1002208</text:p>
          </table:table-cell>
          <table:table-cell table:style-name="ce10" office:value-type="float" office:value="489184">
            <text:p>489184</text:p>
          </table:table-cell>
          <table:table-cell table:style-name="ce18" office:value-type="float" office:value="211424">
            <text:p>211424</text:p>
          </table:table-cell>
          <table:table-cell/>
          <table:table-cell table:style-name="ce4" office:value-type="float" office:value="419">
            <text:p>419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1792">
            <text:p>5017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9840">
            <text:p>499840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420">
            <text:p>420</text:p>
          </table:table-cell>
          <table:table-cell table:style-name="ce10" office:value-type="float" office:value="996832">
            <text:p>996832</text:p>
          </table:table-cell>
          <table:table-cell table:style-name="ce10" office:value-type="float" office:value="513024">
            <text:p>513024</text:p>
          </table:table-cell>
          <table:table-cell table:style-name="ce18" office:value-type="float" office:value="188160">
            <text:p>188160</text:p>
          </table:table-cell>
          <table:table-cell/>
          <table:table-cell table:style-name="ce4" office:value-type="float" office:value="420">
            <text:p>420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00928">
            <text:p>500928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21">
            <text:p>42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12928">
            <text:p>512928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21">
            <text:p>42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3024">
            <text:p>493024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421">
            <text:p>421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22">
            <text:p>422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86912">
            <text:p>486912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422">
            <text:p>42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1824">
            <text:p>501824</text:p>
          </table:table-cell>
          <table:table-cell table:style-name="ce18" office:value-type="float" office:value="198208">
            <text:p>198208</text:p>
          </table:table-cell>
          <table:table-cell/>
          <table:table-cell table:style-name="ce4" office:value-type="float" office:value="422">
            <text:p>422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2832">
            <text:p>492832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423">
            <text:p>42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744">
            <text:p>499744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423">
            <text:p>42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7280">
            <text:p>497280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423">
            <text:p>423</text:p>
          </table:table-cell>
          <table:table-cell table:style-name="ce10" office:value-type="float" office:value="991200">
            <text:p>991200</text:p>
          </table:table-cell>
          <table:table-cell table:style-name="ce10" office:value-type="float" office:value="501408">
            <text:p>501408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424">
            <text:p>424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501440">
            <text:p>501440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424">
            <text:p>424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3264">
            <text:p>503264</text:p>
          </table:table-cell>
          <table:table-cell table:style-name="ce18" office:value-type="float" office:value="202784">
            <text:p>202784</text:p>
          </table:table-cell>
          <table:table-cell/>
          <table:table-cell table:style-name="ce4" office:value-type="float" office:value="424">
            <text:p>424</text:p>
          </table:table-cell>
          <table:table-cell table:style-name="ce10" office:value-type="float" office:value="1007840">
            <text:p>1007840</text:p>
          </table:table-cell>
          <table:table-cell table:style-name="ce10" office:value-type="float" office:value="501664">
            <text:p>501664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425">
            <text:p>425</text:p>
          </table:table-cell>
          <table:table-cell table:style-name="ce10" office:value-type="float" office:value="1000704">
            <text:p>1000704</text:p>
          </table:table-cell>
          <table:table-cell table:style-name="ce10" office:value-type="float" office:value="498912">
            <text:p>498912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425">
            <text:p>425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8304">
            <text:p>198304</text:p>
          </table:table-cell>
          <table:table-cell/>
          <table:table-cell table:style-name="ce4" office:value-type="float" office:value="425">
            <text:p>425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512992">
            <text:p>512992</text:p>
          </table:table-cell>
          <table:table-cell table:style-name="ce18" office:value-type="float" office:value="197472">
            <text:p>197472</text:p>
          </table:table-cell>
        </table:table-row>
        <table:table-row table:style-name="ro2">
          <table:table-cell table:style-name="ce4" office:value-type="float" office:value="426">
            <text:p>426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13184">
            <text:p>513184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426">
            <text:p>426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7568">
            <text:p>497568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426">
            <text:p>42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76256">
            <text:p>476256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427">
            <text:p>427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87648">
            <text:p>487648</text:p>
          </table:table-cell>
          <table:table-cell table:style-name="ce18" office:value-type="float" office:value="201920">
            <text:p>201920</text:p>
          </table:table-cell>
          <table:table-cell/>
          <table:table-cell table:style-name="ce4" office:value-type="float" office:value="427">
            <text:p>427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498720">
            <text:p>498720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27">
            <text:p>427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516640">
            <text:p>516640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28">
            <text:p>428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428">
            <text:p>42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384">
            <text:p>500384</text:p>
          </table:table-cell>
          <table:table-cell table:style-name="ce18" office:value-type="float" office:value="190624">
            <text:p>190624</text:p>
          </table:table-cell>
          <table:table-cell/>
          <table:table-cell table:style-name="ce4" office:value-type="float" office:value="428">
            <text:p>42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3376">
            <text:p>49337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29">
            <text:p>429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968">
            <text:p>499968</text:p>
          </table:table-cell>
          <table:table-cell table:style-name="ce18" office:value-type="float" office:value="198592">
            <text:p>198592</text:p>
          </table:table-cell>
          <table:table-cell/>
          <table:table-cell table:style-name="ce4" office:value-type="float" office:value="429">
            <text:p>429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264">
            <text:p>499264</text:p>
          </table:table-cell>
          <table:table-cell table:style-name="ce18" office:value-type="float" office:value="209280">
            <text:p>209280</text:p>
          </table:table-cell>
          <table:table-cell/>
          <table:table-cell table:style-name="ce4" office:value-type="float" office:value="429">
            <text:p>429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8816">
            <text:p>498816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800">
            <text:p>50080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30">
            <text:p>430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196608">
            <text:p>196608</text:p>
          </table:table-cell>
          <table:table-cell/>
          <table:table-cell table:style-name="ce4" office:value-type="float" office:value="430">
            <text:p>430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31">
            <text:p>431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512">
            <text:p>200512</text:p>
          </table:table-cell>
          <table:table-cell/>
          <table:table-cell table:style-name="ce4" office:value-type="float" office:value="431">
            <text:p>43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480">
            <text:p>500480</text:p>
          </table:table-cell>
          <table:table-cell table:style-name="ce18" office:value-type="float" office:value="202368">
            <text:p>202368</text:p>
          </table:table-cell>
          <table:table-cell/>
          <table:table-cell table:style-name="ce4" office:value-type="float" office:value="431">
            <text:p>43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7760">
            <text:p>497760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432">
            <text:p>43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199936">
            <text:p>199936</text:p>
          </table:table-cell>
          <table:table-cell/>
          <table:table-cell table:style-name="ce4" office:value-type="float" office:value="432">
            <text:p>432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499296">
            <text:p>499296</text:p>
          </table:table-cell>
          <table:table-cell table:style-name="ce18" office:value-type="float" office:value="196608">
            <text:p>196608</text:p>
          </table:table-cell>
          <table:table-cell/>
          <table:table-cell table:style-name="ce4" office:value-type="float" office:value="432">
            <text:p>432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6672">
            <text:p>4966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33">
            <text:p>433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168">
            <text:p>499168</text:p>
          </table:table-cell>
          <table:table-cell table:style-name="ce18" office:value-type="float" office:value="199584">
            <text:p>199584</text:p>
          </table:table-cell>
          <table:table-cell/>
          <table:table-cell table:style-name="ce4" office:value-type="float" office:value="433">
            <text:p>433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464">
            <text:p>498464</text:p>
          </table:table-cell>
          <table:table-cell table:style-name="ce18" office:value-type="float" office:value="201248">
            <text:p>201248</text:p>
          </table:table-cell>
          <table:table-cell/>
          <table:table-cell table:style-name="ce4" office:value-type="float" office:value="433">
            <text:p>433</text:p>
          </table:table-cell>
          <table:table-cell table:style-name="ce10" office:value-type="float" office:value="990400">
            <text:p>990400</text:p>
          </table:table-cell>
          <table:table-cell table:style-name="ce10" office:value-type="float" office:value="500832">
            <text:p>50083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34">
            <text:p>434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34">
            <text:p>434</text:p>
          </table:table-cell>
          <table:table-cell table:style-name="ce10" office:value-type="float" office:value="994944">
            <text:p>994944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9776">
            <text:p>199776</text:p>
          </table:table-cell>
          <table:table-cell/>
          <table:table-cell table:style-name="ce4" office:value-type="float" office:value="434">
            <text:p>434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3776">
            <text:p>503776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435">
            <text:p>435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500448">
            <text:p>5004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35">
            <text:p>435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499104">
            <text:p>499104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35">
            <text:p>435</text:p>
          </table:table-cell>
          <table:table-cell table:style-name="ce10" office:value-type="float" office:value="1004576">
            <text:p>1004576</text:p>
          </table:table-cell>
          <table:table-cell table:style-name="ce10" office:value-type="float" office:value="498560">
            <text:p>49856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36">
            <text:p>436</text:p>
          </table:table-cell>
          <table:table-cell table:style-name="ce10" office:value-type="float" office:value="1000288">
            <text:p>1000288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36">
            <text:p>436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656">
            <text:p>198656</text:p>
          </table:table-cell>
          <table:table-cell/>
          <table:table-cell table:style-name="ce4" office:value-type="float" office:value="436">
            <text:p>436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7984">
            <text:p>497984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37">
            <text:p>437</text:p>
          </table:table-cell>
          <table:table-cell table:style-name="ce10" office:value-type="float" office:value="999936">
            <text:p>999936</text:p>
          </table:table-cell>
          <table:table-cell table:style-name="ce10" office:value-type="float" office:value="501312">
            <text:p>50131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37">
            <text:p>437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37">
            <text:p>437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2400">
            <text:p>502400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38">
            <text:p>438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499328">
            <text:p>499328</text:p>
          </table:table-cell>
          <table:table-cell table:style-name="ce18" office:value-type="float" office:value="198368">
            <text:p>198368</text:p>
          </table:table-cell>
          <table:table-cell/>
          <table:table-cell table:style-name="ce4" office:value-type="float" office:value="438">
            <text:p>438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8080">
            <text:p>49808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38">
            <text:p>438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736">
            <text:p>500736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39">
            <text:p>439</text:p>
          </table:table-cell>
          <table:table-cell table:style-name="ce10" office:value-type="float" office:value="999808">
            <text:p>999808</text:p>
          </table:table-cell>
          <table:table-cell table:style-name="ce10" office:value-type="float" office:value="498464">
            <text:p>498464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39">
            <text:p>439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498848">
            <text:p>498848</text:p>
          </table:table-cell>
          <table:table-cell table:style-name="ce18" office:value-type="float" office:value="197984">
            <text:p>197984</text:p>
          </table:table-cell>
          <table:table-cell/>
          <table:table-cell table:style-name="ce4" office:value-type="float" office:value="439">
            <text:p>439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5264">
            <text:p>495264</text:p>
          </table:table-cell>
          <table:table-cell table:style-name="ce18" office:value-type="float" office:value="192512">
            <text:p>192512</text:p>
          </table:table-cell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501088">
            <text:p>501088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40">
            <text:p>440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1984">
            <text:p>501984</text:p>
          </table:table-cell>
          <table:table-cell table:style-name="ce18" office:value-type="float" office:value="201248">
            <text:p>201248</text:p>
          </table:table-cell>
          <table:table-cell/>
          <table:table-cell table:style-name="ce4" office:value-type="float" office:value="440">
            <text:p>440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1888">
            <text:p>501888</text:p>
          </table:table-cell>
          <table:table-cell table:style-name="ce18" office:value-type="float" office:value="206400">
            <text:p>206400</text:p>
          </table:table-cell>
        </table:table-row>
        <table:table-row table:style-name="ro2">
          <table:table-cell table:style-name="ce4" office:value-type="float" office:value="441">
            <text:p>441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968">
            <text:p>499968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441">
            <text:p>441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187776">
            <text:p>187776</text:p>
          </table:table-cell>
          <table:table-cell/>
          <table:table-cell table:style-name="ce4" office:value-type="float" office:value="441">
            <text:p>441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42">
            <text:p>442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1088">
            <text:p>50108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42">
            <text:p>442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8976">
            <text:p>498976</text:p>
          </table:table-cell>
          <table:table-cell table:style-name="ce18" office:value-type="float" office:value="210656">
            <text:p>210656</text:p>
          </table:table-cell>
          <table:table-cell/>
          <table:table-cell table:style-name="ce4" office:value-type="float" office:value="442">
            <text:p>442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6992">
            <text:p>496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43">
            <text:p>443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499680">
            <text:p>49968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43">
            <text:p>443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492032">
            <text:p>492032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43">
            <text:p>443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497984">
            <text:p>497984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44">
            <text:p>444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500064">
            <text:p>500064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444">
            <text:p>444</text:p>
          </table:table-cell>
          <table:table-cell table:style-name="ce10" office:value-type="float" office:value="991552">
            <text:p>991552</text:p>
          </table:table-cell>
          <table:table-cell table:style-name="ce10" office:value-type="float" office:value="516736">
            <text:p>516736</text:p>
          </table:table-cell>
          <table:table-cell table:style-name="ce18" office:value-type="float" office:value="199488">
            <text:p>199488</text:p>
          </table:table-cell>
          <table:table-cell/>
          <table:table-cell table:style-name="ce4" office:value-type="float" office:value="444">
            <text:p>444</text:p>
          </table:table-cell>
          <table:table-cell table:style-name="ce10" office:value-type="float" office:value="1001984">
            <text:p>1001984</text:p>
          </table:table-cell>
          <table:table-cell table:style-name="ce10" office:value-type="float" office:value="501344">
            <text:p>501344</text:p>
          </table:table-cell>
          <table:table-cell table:style-name="ce18" office:value-type="float" office:value="201792">
            <text:p>201792</text:p>
          </table:table-cell>
        </table:table-row>
        <table:table-row table:style-name="ro2">
          <table:table-cell table:style-name="ce4" office:value-type="float" office:value="445">
            <text:p>445</text:p>
          </table:table-cell>
          <table:table-cell table:style-name="ce10" office:value-type="float" office:value="999552">
            <text:p>999552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445">
            <text:p>445</text:p>
          </table:table-cell>
          <table:table-cell table:style-name="ce10" office:value-type="float" office:value="1005696">
            <text:p>1005696</text:p>
          </table:table-cell>
          <table:table-cell table:style-name="ce10" office:value-type="float" office:value="488896">
            <text:p>488896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45">
            <text:p>445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01024">
            <text:p>50102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46">
            <text:p>446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864">
            <text:p>500864</text:p>
          </table:table-cell>
          <table:table-cell table:style-name="ce18" office:value-type="float" office:value="200288">
            <text:p>200288</text:p>
          </table:table-cell>
          <table:table-cell/>
          <table:table-cell table:style-name="ce4" office:value-type="float" office:value="446">
            <text:p>446</text:p>
          </table:table-cell>
          <table:table-cell table:style-name="ce10" office:value-type="float" office:value="1001792">
            <text:p>1001792</text:p>
          </table:table-cell>
          <table:table-cell table:style-name="ce10" office:value-type="float" office:value="502496">
            <text:p>502496</text:p>
          </table:table-cell>
          <table:table-cell table:style-name="ce18" office:value-type="float" office:value="199936">
            <text:p>199936</text:p>
          </table:table-cell>
          <table:table-cell/>
          <table:table-cell table:style-name="ce4" office:value-type="float" office:value="446">
            <text:p>446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7856">
            <text:p>497856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47">
            <text:p>447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47">
            <text:p>447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8016">
            <text:p>498016</text:p>
          </table:table-cell>
          <table:table-cell table:style-name="ce18" office:value-type="float" office:value="198848">
            <text:p>198848</text:p>
          </table:table-cell>
          <table:table-cell/>
          <table:table-cell table:style-name="ce4" office:value-type="float" office:value="447">
            <text:p>447</text:p>
          </table:table-cell>
          <table:table-cell table:style-name="ce10" office:value-type="float" office:value="997056">
            <text:p>997056</text:p>
          </table:table-cell>
          <table:table-cell table:style-name="ce10" office:value-type="float" office:value="501280">
            <text:p>501280</text:p>
          </table:table-cell>
          <table:table-cell table:style-name="ce18" office:value-type="float" office:value="199712">
            <text:p>199712</text:p>
          </table:table-cell>
        </table:table-row>
        <table:table-row table:style-name="ro2">
          <table:table-cell table:style-name="ce4" office:value-type="float" office:value="448">
            <text:p>448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48">
            <text:p>448</text:p>
          </table:table-cell>
          <table:table-cell table:style-name="ce10" office:value-type="float" office:value="986592">
            <text:p>986592</text:p>
          </table:table-cell>
          <table:table-cell table:style-name="ce10" office:value-type="float" office:value="497664">
            <text:p>49766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448">
            <text:p>448</text:p>
          </table:table-cell>
          <table:table-cell table:style-name="ce10" office:value-type="float" office:value="1001952">
            <text:p>1001952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49">
            <text:p>449</text:p>
          </table:table-cell>
          <table:table-cell table:style-name="ce10" office:value-type="float" office:value="998144">
            <text:p>998144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49">
            <text:p>449</text:p>
          </table:table-cell>
          <table:table-cell table:style-name="ce10" office:value-type="float" office:value="998144">
            <text:p>998144</text:p>
          </table:table-cell>
          <table:table-cell table:style-name="ce10" office:value-type="float" office:value="500256">
            <text:p>500256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449">
            <text:p>449</text:p>
          </table:table-cell>
          <table:table-cell table:style-name="ce10" office:value-type="float" office:value="997728">
            <text:p>997728</text:p>
          </table:table-cell>
          <table:table-cell table:style-name="ce10" office:value-type="float" office:value="499712">
            <text:p>499712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498880">
            <text:p>498880</text:p>
          </table:table-cell>
          <table:table-cell table:style-name="ce18" office:value-type="float" office:value="200192">
            <text:p>200192</text:p>
          </table:table-cell>
          <table:table-cell/>
          <table:table-cell table:style-name="ce4" office:value-type="float" office:value="450">
            <text:p>450</text:p>
          </table:table-cell>
          <table:table-cell table:style-name="ce10" office:value-type="float" office:value="999712">
            <text:p>999712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197888">
            <text:p>197888</text:p>
          </table:table-cell>
          <table:table-cell/>
          <table:table-cell table:style-name="ce4" office:value-type="float" office:value="450">
            <text:p>450</text:p>
          </table:table-cell>
          <table:table-cell table:style-name="ce10" office:value-type="float" office:value="999200">
            <text:p>999200</text:p>
          </table:table-cell>
          <table:table-cell table:style-name="ce10" office:value-type="float" office:value="498048">
            <text:p>498048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51">
            <text:p>451</text:p>
          </table:table-cell>
          <table:table-cell table:style-name="ce10" office:value-type="float" office:value="987424">
            <text:p>987424</text:p>
          </table:table-cell>
          <table:table-cell table:style-name="ce10" office:value-type="float" office:value="501344">
            <text:p>501344</text:p>
          </table:table-cell>
          <table:table-cell table:style-name="ce18" office:value-type="float" office:value="199328">
            <text:p>199328</text:p>
          </table:table-cell>
          <table:table-cell/>
          <table:table-cell table:style-name="ce4" office:value-type="float" office:value="451">
            <text:p>451</text:p>
          </table:table-cell>
          <table:table-cell table:style-name="ce10" office:value-type="float" office:value="999136">
            <text:p>999136</text:p>
          </table:table-cell>
          <table:table-cell table:style-name="ce10" office:value-type="float" office:value="500800">
            <text:p>500800</text:p>
          </table:table-cell>
          <table:table-cell table:style-name="ce18" office:value-type="float" office:value="200960">
            <text:p>200960</text:p>
          </table:table-cell>
          <table:table-cell/>
          <table:table-cell table:style-name="ce4" office:value-type="float" office:value="451">
            <text:p>451</text:p>
          </table:table-cell>
          <table:table-cell table:style-name="ce10" office:value-type="float" office:value="984768">
            <text:p>984768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452">
            <text:p>452</text:p>
          </table:table-cell>
          <table:table-cell table:style-name="ce10" office:value-type="float" office:value="1000768">
            <text:p>1000768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52">
            <text:p>452</text:p>
          </table:table-cell>
          <table:table-cell table:style-name="ce10" office:value-type="float" office:value="997888">
            <text:p>997888</text:p>
          </table:table-cell>
          <table:table-cell table:style-name="ce10" office:value-type="float" office:value="499104">
            <text:p>499104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452">
            <text:p>452</text:p>
          </table:table-cell>
          <table:table-cell table:style-name="ce10" office:value-type="float" office:value="1002432">
            <text:p>1002432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53">
            <text:p>453</text:p>
          </table:table-cell>
          <table:table-cell table:style-name="ce10" office:value-type="float" office:value="1001408">
            <text:p>1001408</text:p>
          </table:table-cell>
          <table:table-cell table:style-name="ce10" office:value-type="float" office:value="499104">
            <text:p>49910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53">
            <text:p>453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498976">
            <text:p>498976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453">
            <text:p>453</text:p>
          </table:table-cell>
          <table:table-cell table:style-name="ce10" office:value-type="float" office:value="992640">
            <text:p>992640</text:p>
          </table:table-cell>
          <table:table-cell table:style-name="ce10" office:value-type="float" office:value="497856">
            <text:p>49785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54">
            <text:p>454</text:p>
          </table:table-cell>
          <table:table-cell table:style-name="ce10" office:value-type="float" office:value="998880">
            <text:p>998880</text:p>
          </table:table-cell>
          <table:table-cell table:style-name="ce10" office:value-type="float" office:value="499680">
            <text:p>499680</text:p>
          </table:table-cell>
          <table:table-cell table:style-name="ce18" office:value-type="float" office:value="200096">
            <text:p>200096</text:p>
          </table:table-cell>
          <table:table-cell/>
          <table:table-cell table:style-name="ce4" office:value-type="float" office:value="454">
            <text:p>454</text:p>
          </table:table-cell>
          <table:table-cell table:style-name="ce10" office:value-type="float" office:value="997568">
            <text:p>997568</text:p>
          </table:table-cell>
          <table:table-cell table:style-name="ce10" office:value-type="float" office:value="500864">
            <text:p>500864</text:p>
          </table:table-cell>
          <table:table-cell table:style-name="ce18" office:value-type="float" office:value="196672">
            <text:p>196672</text:p>
          </table:table-cell>
          <table:table-cell/>
          <table:table-cell table:style-name="ce4" office:value-type="float" office:value="454">
            <text:p>454</text:p>
          </table:table-cell>
          <table:table-cell table:style-name="ce10" office:value-type="float" office:value="1001408">
            <text:p>1001408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455">
            <text:p>455</text:p>
          </table:table-cell>
          <table:table-cell table:style-name="ce10" office:value-type="float" office:value="1001184">
            <text:p>1001184</text:p>
          </table:table-cell>
          <table:table-cell table:style-name="ce10" office:value-type="float" office:value="501088">
            <text:p>501088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55">
            <text:p>455</text:p>
          </table:table-cell>
          <table:table-cell table:style-name="ce10" office:value-type="float" office:value="1001376">
            <text:p>1001376</text:p>
          </table:table-cell>
          <table:table-cell table:style-name="ce10" office:value-type="float" office:value="497728">
            <text:p>497728</text:p>
          </table:table-cell>
          <table:table-cell table:style-name="ce18" office:value-type="float" office:value="201472">
            <text:p>201472</text:p>
          </table:table-cell>
          <table:table-cell/>
          <table:table-cell table:style-name="ce4" office:value-type="float" office:value="455">
            <text:p>455</text:p>
          </table:table-cell>
          <table:table-cell table:style-name="ce10" office:value-type="float" office:value="999264">
            <text:p>999264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56">
            <text:p>456</text:p>
          </table:table-cell>
          <table:table-cell table:style-name="ce10" office:value-type="float" office:value="1000032">
            <text:p>1000032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56">
            <text:p>456</text:p>
          </table:table-cell>
          <table:table-cell table:style-name="ce10" office:value-type="float" office:value="999968">
            <text:p>999968</text:p>
          </table:table-cell>
          <table:table-cell table:style-name="ce10" office:value-type="float" office:value="499136">
            <text:p>499136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56">
            <text:p>456</text:p>
          </table:table-cell>
          <table:table-cell table:style-name="ce10" office:value-type="float" office:value="1002720">
            <text:p>1002720</text:p>
          </table:table-cell>
          <table:table-cell table:style-name="ce10" office:value-type="float" office:value="497952">
            <text:p>49795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57">
            <text:p>457</text:p>
          </table:table-cell>
          <table:table-cell table:style-name="ce10" office:value-type="float" office:value="999744">
            <text:p>999744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457">
            <text:p>457</text:p>
          </table:table-cell>
          <table:table-cell table:style-name="ce10" office:value-type="float" office:value="996032">
            <text:p>996032</text:p>
          </table:table-cell>
          <table:table-cell table:style-name="ce10" office:value-type="float" office:value="498624">
            <text:p>498624</text:p>
          </table:table-cell>
          <table:table-cell table:style-name="ce18" office:value-type="float" office:value="199616">
            <text:p>199616</text:p>
          </table:table-cell>
          <table:table-cell/>
          <table:table-cell table:style-name="ce4" office:value-type="float" office:value="457">
            <text:p>457</text:p>
          </table:table-cell>
          <table:table-cell table:style-name="ce10" office:value-type="float" office:value="999232">
            <text:p>999232</text:p>
          </table:table-cell>
          <table:table-cell table:style-name="ce10" office:value-type="float" office:value="499104">
            <text:p>499104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458">
            <text:p>458</text:p>
          </table:table-cell>
          <table:table-cell table:style-name="ce10" office:value-type="float" office:value="1000640">
            <text:p>1000640</text:p>
          </table:table-cell>
          <table:table-cell table:style-name="ce10" office:value-type="float" office:value="501344">
            <text:p>50134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58">
            <text:p>458</text:p>
          </table:table-cell>
          <table:table-cell table:style-name="ce10" office:value-type="float" office:value="1000576">
            <text:p>1000576</text:p>
          </table:table-cell>
          <table:table-cell table:style-name="ce10" office:value-type="float" office:value="500864">
            <text:p>500864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58">
            <text:p>458</text:p>
          </table:table-cell>
          <table:table-cell table:style-name="ce10" office:value-type="float" office:value="997408">
            <text:p>997408</text:p>
          </table:table-cell>
          <table:table-cell table:style-name="ce10" office:value-type="float" office:value="500800">
            <text:p>500800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459">
            <text:p>459</text:p>
          </table:table-cell>
          <table:table-cell table:style-name="ce10" office:value-type="float" office:value="998592">
            <text:p>998592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59">
            <text:p>459</text:p>
          </table:table-cell>
          <table:table-cell table:style-name="ce10" office:value-type="float" office:value="998784">
            <text:p>998784</text:p>
          </table:table-cell>
          <table:table-cell table:style-name="ce10" office:value-type="float" office:value="501152">
            <text:p>50115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59">
            <text:p>459</text:p>
          </table:table-cell>
          <table:table-cell table:style-name="ce10" office:value-type="float" office:value="997440">
            <text:p>997440</text:p>
          </table:table-cell>
          <table:table-cell table:style-name="ce10" office:value-type="float" office:value="499424">
            <text:p>49942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10" office:value-type="float" office:value="1000256">
            <text:p>1000256</text:p>
          </table:table-cell>
          <table:table-cell table:style-name="ce10" office:value-type="float" office:value="498816">
            <text:p>498816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60">
            <text:p>460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499296">
            <text:p>499296</text:p>
          </table:table-cell>
          <table:table-cell table:style-name="ce18" office:value-type="float" office:value="197536">
            <text:p>197536</text:p>
          </table:table-cell>
          <table:table-cell/>
          <table:table-cell table:style-name="ce4" office:value-type="float" office:value="460">
            <text:p>46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510624">
            <text:p>510624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61">
            <text:p>461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1312">
            <text:p>501312</text:p>
          </table:table-cell>
          <table:table-cell table:style-name="ce18" office:value-type="float" office:value="198976">
            <text:p>198976</text:p>
          </table:table-cell>
          <table:table-cell/>
          <table:table-cell table:style-name="ce4" office:value-type="float" office:value="461">
            <text:p>461</text:p>
          </table:table-cell>
          <table:table-cell table:style-name="ce10" office:value-type="float" office:value="997248">
            <text:p>997248</text:p>
          </table:table-cell>
          <table:table-cell table:style-name="ce10" office:value-type="float" office:value="497792">
            <text:p>49779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61">
            <text:p>461</text:p>
          </table:table-cell>
          <table:table-cell table:style-name="ce10" office:value-type="float" office:value="1002880">
            <text:p>1002880</text:p>
          </table:table-cell>
          <table:table-cell table:style-name="ce10" office:value-type="float" office:value="489760">
            <text:p>489760</text:p>
          </table:table-cell>
          <table:table-cell table:style-name="ce18" office:value-type="float" office:value="176256">
            <text:p>176256</text:p>
          </table:table-cell>
        </table:table-row>
        <table:table-row table:style-name="ro2">
          <table:table-cell table:style-name="ce4" office:value-type="float" office:value="462">
            <text:p>462</text:p>
          </table:table-cell>
          <table:table-cell table:style-name="ce10" office:value-type="float" office:value="1000384">
            <text:p>1000384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201152">
            <text:p>201152</text:p>
          </table:table-cell>
          <table:table-cell/>
          <table:table-cell table:style-name="ce4" office:value-type="float" office:value="462">
            <text:p>462</text:p>
          </table:table-cell>
          <table:table-cell table:style-name="ce10" office:value-type="float" office:value="999584">
            <text:p>999584</text:p>
          </table:table-cell>
          <table:table-cell table:style-name="ce10" office:value-type="float" office:value="501888">
            <text:p>501888</text:p>
          </table:table-cell>
          <table:table-cell table:style-name="ce18" office:value-type="float" office:value="199840">
            <text:p>199840</text:p>
          </table:table-cell>
          <table:table-cell/>
          <table:table-cell table:style-name="ce4" office:value-type="float" office:value="462">
            <text:p>462</text:p>
          </table:table-cell>
          <table:table-cell table:style-name="ce10" office:value-type="float" office:value="996960">
            <text:p>996960</text:p>
          </table:table-cell>
          <table:table-cell table:style-name="ce10" office:value-type="float" office:value="493184">
            <text:p>49318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63">
            <text:p>463</text:p>
          </table:table-cell>
          <table:table-cell table:style-name="ce10" office:value-type="float" office:value="1000448">
            <text:p>1000448</text:p>
          </table:table-cell>
          <table:table-cell table:style-name="ce10" office:value-type="float" office:value="499776">
            <text:p>499776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63">
            <text:p>463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497312">
            <text:p>49731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63">
            <text:p>463</text:p>
          </table:table-cell>
          <table:table-cell table:style-name="ce10" office:value-type="float" office:value="998656">
            <text:p>998656</text:p>
          </table:table-cell>
          <table:table-cell table:style-name="ce10" office:value-type="float" office:value="500960">
            <text:p>500960</text:p>
          </table:table-cell>
          <table:table-cell table:style-name="ce18" office:value-type="float" office:value="224928">
            <text:p>224928</text:p>
          </table:table-cell>
        </table:table-row>
        <table:table-row table:style-name="ro2">
          <table:table-cell table:style-name="ce4" office:value-type="float" office:value="464">
            <text:p>464</text:p>
          </table:table-cell>
          <table:table-cell table:style-name="ce10" office:value-type="float" office:value="1008832">
            <text:p>1008832</text:p>
          </table:table-cell>
          <table:table-cell table:style-name="ce10" office:value-type="float" office:value="512672">
            <text:p>51267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64">
            <text:p>464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501696">
            <text:p>501696</text:p>
          </table:table-cell>
          <table:table-cell table:style-name="ce18" office:value-type="float" office:value="197760">
            <text:p>197760</text:p>
          </table:table-cell>
          <table:table-cell/>
          <table:table-cell table:style-name="ce4" office:value-type="float" office:value="464">
            <text:p>464</text:p>
          </table:table-cell>
          <table:table-cell table:style-name="ce10" office:value-type="float" office:value="999616">
            <text:p>999616</text:p>
          </table:table-cell>
          <table:table-cell table:style-name="ce10" office:value-type="float" office:value="503424">
            <text:p>503424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465">
            <text:p>465</text:p>
          </table:table-cell>
          <table:table-cell table:style-name="ce10" office:value-type="float" office:value="990624">
            <text:p>990624</text:p>
          </table:table-cell>
          <table:table-cell table:style-name="ce10" office:value-type="float" office:value="486880">
            <text:p>486880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65">
            <text:p>465</text:p>
          </table:table-cell>
          <table:table-cell table:style-name="ce10" office:value-type="float" office:value="999968">
            <text:p>999968</text:p>
          </table:table-cell>
          <table:table-cell table:style-name="ce10" office:value-type="float" office:value="499040">
            <text:p>499040</text:p>
          </table:table-cell>
          <table:table-cell table:style-name="ce18" office:value-type="float" office:value="201056">
            <text:p>201056</text:p>
          </table:table-cell>
          <table:table-cell/>
          <table:table-cell table:style-name="ce4" office:value-type="float" office:value="465">
            <text:p>465</text:p>
          </table:table-cell>
          <table:table-cell table:style-name="ce10" office:value-type="float" office:value="1000224">
            <text:p>1000224</text:p>
          </table:table-cell>
          <table:table-cell table:style-name="ce10" office:value-type="float" office:value="497920">
            <text:p>497920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66">
            <text:p>466</text:p>
          </table:table-cell>
          <table:table-cell table:style-name="ce10" office:value-type="float" office:value="999424">
            <text:p>999424</text:p>
          </table:table-cell>
          <table:table-cell table:style-name="ce10" office:value-type="float" office:value="499680">
            <text:p>499680</text:p>
          </table:table-cell>
          <table:table-cell table:style-name="ce18" office:value-type="float" office:value="200416">
            <text:p>200416</text:p>
          </table:table-cell>
          <table:table-cell/>
          <table:table-cell table:style-name="ce4" office:value-type="float" office:value="466">
            <text:p>466</text:p>
          </table:table-cell>
          <table:table-cell table:style-name="ce10" office:value-type="float" office:value="996576">
            <text:p>996576</text:p>
          </table:table-cell>
          <table:table-cell table:style-name="ce10" office:value-type="float" office:value="498592">
            <text:p>498592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466">
            <text:p>466</text:p>
          </table:table-cell>
          <table:table-cell table:style-name="ce10" office:value-type="float" office:value="996704">
            <text:p>996704</text:p>
          </table:table-cell>
          <table:table-cell table:style-name="ce10" office:value-type="float" office:value="500832">
            <text:p>50083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67">
            <text:p>467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500736">
            <text:p>500736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467">
            <text:p>467</text:p>
          </table:table-cell>
          <table:table-cell table:style-name="ce10" office:value-type="float" office:value="1000160">
            <text:p>1000160</text:p>
          </table:table-cell>
          <table:table-cell table:style-name="ce10" office:value-type="float" office:value="491040">
            <text:p>49104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67">
            <text:p>467</text:p>
          </table:table-cell>
          <table:table-cell table:style-name="ce10" office:value-type="float" office:value="1000832">
            <text:p>1000832</text:p>
          </table:table-cell>
          <table:table-cell table:style-name="ce10" office:value-type="float" office:value="507968">
            <text:p>50796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68">
            <text:p>468</text:p>
          </table:table-cell>
          <table:table-cell table:style-name="ce10" office:value-type="float" office:value="999872">
            <text:p>999872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544">
            <text:p>200544</text:p>
          </table:table-cell>
          <table:table-cell/>
          <table:table-cell table:style-name="ce4" office:value-type="float" office:value="468">
            <text:p>468</text:p>
          </table:table-cell>
          <table:table-cell table:style-name="ce10" office:value-type="float" office:value="999072">
            <text:p>999072</text:p>
          </table:table-cell>
          <table:table-cell table:style-name="ce10" office:value-type="float" office:value="513152">
            <text:p>513152</text:p>
          </table:table-cell>
          <table:table-cell table:style-name="ce18" office:value-type="float" office:value="199040">
            <text:p>199040</text:p>
          </table:table-cell>
          <table:table-cell/>
          <table:table-cell table:style-name="ce4" office:value-type="float" office:value="468">
            <text:p>468</text:p>
          </table:table-cell>
          <table:table-cell table:style-name="ce10" office:value-type="float" office:value="999296">
            <text:p>999296</text:p>
          </table:table-cell>
          <table:table-cell table:style-name="ce10" office:value-type="float" office:value="490624">
            <text:p>490624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469">
            <text:p>469</text:p>
          </table:table-cell>
          <table:table-cell table:style-name="ce10" office:value-type="float" office:value="999232">
            <text:p>999232</text:p>
          </table:table-cell>
          <table:table-cell table:style-name="ce10" office:value-type="float" office:value="500448">
            <text:p>500448</text:p>
          </table:table-cell>
          <table:table-cell table:style-name="ce18" office:value-type="float" office:value="199904">
            <text:p>199904</text:p>
          </table:table-cell>
          <table:table-cell/>
          <table:table-cell table:style-name="ce4" office:value-type="float" office:value="469">
            <text:p>469</text:p>
          </table:table-cell>
          <table:table-cell table:style-name="ce10" office:value-type="float" office:value="1000000">
            <text:p>1000000</text:p>
          </table:table-cell>
          <table:table-cell table:style-name="ce10" office:value-type="float" office:value="493152">
            <text:p>49315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69">
            <text:p>469</text:p>
          </table:table-cell>
          <table:table-cell table:style-name="ce10" office:value-type="float" office:value="996960">
            <text:p>996960</text:p>
          </table:table-cell>
          <table:table-cell table:style-name="ce10" office:value-type="float" office:value="500864">
            <text:p>50086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10" office:value-type="float" office:value="999680">
            <text:p>999680</text:p>
          </table:table-cell>
          <table:table-cell table:style-name="ce10" office:value-type="float" office:value="499712">
            <text:p>499712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70">
            <text:p>470</text:p>
          </table:table-cell>
          <table:table-cell table:style-name="ce10" office:value-type="float" office:value="1007840">
            <text:p>1007840</text:p>
          </table:table-cell>
          <table:table-cell table:style-name="ce10" office:value-type="float" office:value="501120">
            <text:p>501120</text:p>
          </table:table-cell>
          <table:table-cell table:style-name="ce18" office:value-type="float" office:value="201344">
            <text:p>201344</text:p>
          </table:table-cell>
          <table:table-cell/>
          <table:table-cell table:style-name="ce4" office:value-type="float" office:value="470">
            <text:p>470</text:p>
          </table:table-cell>
          <table:table-cell table:style-name="ce10" office:value-type="float" office:value="999968">
            <text:p>999968</text:p>
          </table:table-cell>
          <table:table-cell table:style-name="ce10" office:value-type="float" office:value="497856">
            <text:p>497856</text:p>
          </table:table-cell>
          <table:table-cell table:style-name="ce18" office:value-type="float" office:value="189920">
            <text:p>189920</text:p>
          </table:table-cell>
        </table:table-row>
        <table:table-row table:style-name="ro2">
          <table:table-cell table:style-name="ce4" office:value-type="float" office:value="471">
            <text:p>471</text:p>
          </table:table-cell>
          <table:table-cell table:style-name="ce10" office:value-type="float" office:value="1001728">
            <text:p>1001728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71">
            <text:p>471</text:p>
          </table:table-cell>
          <table:table-cell table:style-name="ce10" office:value-type="float" office:value="991968">
            <text:p>991968</text:p>
          </table:table-cell>
          <table:table-cell table:style-name="ce10" office:value-type="float" office:value="499200">
            <text:p>499200</text:p>
          </table:table-cell>
          <table:table-cell table:style-name="ce18" office:value-type="float" office:value="197856">
            <text:p>197856</text:p>
          </table:table-cell>
          <table:table-cell/>
          <table:table-cell table:style-name="ce4" office:value-type="float" office:value="471">
            <text:p>471</text:p>
          </table:table-cell>
          <table:table-cell table:style-name="ce10" office:value-type="float" office:value="996416">
            <text:p>996416</text:p>
          </table:table-cell>
          <table:table-cell table:style-name="ce10" office:value-type="float" office:value="499104">
            <text:p>499104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72">
            <text:p>472</text:p>
          </table:table-cell>
          <table:table-cell table:style-name="ce10" office:value-type="float" office:value="998944">
            <text:p>998944</text:p>
          </table:table-cell>
          <table:table-cell table:style-name="ce10" office:value-type="float" office:value="499680">
            <text:p>499680</text:p>
          </table:table-cell>
          <table:table-cell table:style-name="ce18" office:value-type="float" office:value="198624">
            <text:p>198624</text:p>
          </table:table-cell>
          <table:table-cell/>
          <table:table-cell table:style-name="ce4" office:value-type="float" office:value="472">
            <text:p>472</text:p>
          </table:table-cell>
          <table:table-cell table:style-name="ce10" office:value-type="float" office:value="996480">
            <text:p>996480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98208">
            <text:p>198208</text:p>
          </table:table-cell>
          <table:table-cell/>
          <table:table-cell table:style-name="ce4" office:value-type="float" office:value="472">
            <text:p>472</text:p>
          </table:table-cell>
          <table:table-cell table:style-name="ce10" office:value-type="float" office:value="1000288">
            <text:p>1000288</text:p>
          </table:table-cell>
          <table:table-cell table:style-name="ce10" office:value-type="float" office:value="499872">
            <text:p>499872</text:p>
          </table:table-cell>
          <table:table-cell table:style-name="ce18" office:value-type="float" office:value="206176">
            <text:p>206176</text:p>
          </table:table-cell>
        </table:table-row>
        <table:table-row table:style-name="ro2">
          <table:table-cell table:style-name="ce4" office:value-type="float" office:value="473">
            <text:p>473</text:p>
          </table:table-cell>
          <table:table-cell table:style-name="ce10" office:value-type="float" office:value="1000000">
            <text:p>1000000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200608">
            <text:p>200608</text:p>
          </table:table-cell>
          <table:table-cell/>
          <table:table-cell table:style-name="ce4" office:value-type="float" office:value="473">
            <text:p>473</text:p>
          </table:table-cell>
          <table:table-cell table:style-name="ce10" office:value-type="float" office:value="1000512">
            <text:p>1000512</text:p>
          </table:table-cell>
          <table:table-cell table:style-name="ce10" office:value-type="float" office:value="499392">
            <text:p>499392</text:p>
          </table:table-cell>
          <table:table-cell table:style-name="ce18" office:value-type="float" office:value="199552">
            <text:p>199552</text:p>
          </table:table-cell>
          <table:table-cell/>
          <table:table-cell table:style-name="ce4" office:value-type="float" office:value="473">
            <text:p>473</text:p>
          </table:table-cell>
          <table:table-cell table:style-name="ce10" office:value-type="float" office:value="986720">
            <text:p>986720</text:p>
          </table:table-cell>
          <table:table-cell table:style-name="ce10" office:value-type="float" office:value="487328">
            <text:p>487328</text:p>
          </table:table-cell>
          <table:table-cell table:style-name="ce18" office:value-type="float" office:value="202016">
            <text:p>202016</text:p>
          </table:table-cell>
        </table:table-row>
        <table:table-row table:style-name="ro2">
          <table:table-cell table:style-name="ce4" office:value-type="float" office:value="474">
            <text:p>474</text:p>
          </table:table-cell>
          <table:table-cell table:style-name="ce10" office:value-type="float" office:value="999360">
            <text:p>999360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474">
            <text:p>474</text:p>
          </table:table-cell>
          <table:table-cell table:style-name="ce10" office:value-type="float" office:value="993888">
            <text:p>993888</text:p>
          </table:table-cell>
          <table:table-cell table:style-name="ce10" office:value-type="float" office:value="500352">
            <text:p>50035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74">
            <text:p>474</text:p>
          </table:table-cell>
          <table:table-cell table:style-name="ce10" office:value-type="float" office:value="1010880">
            <text:p>1010880</text:p>
          </table:table-cell>
          <table:table-cell table:style-name="ce10" office:value-type="float" office:value="518976">
            <text:p>518976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75">
            <text:p>475</text:p>
          </table:table-cell>
          <table:table-cell table:style-name="ce10" office:value-type="float" office:value="1001056">
            <text:p>1001056</text:p>
          </table:table-cell>
          <table:table-cell table:style-name="ce10" office:value-type="float" office:value="499712">
            <text:p>499712</text:p>
          </table:table-cell>
          <table:table-cell table:style-name="ce18" office:value-type="float" office:value="199872">
            <text:p>199872</text:p>
          </table:table-cell>
          <table:table-cell/>
          <table:table-cell table:style-name="ce4" office:value-type="float" office:value="475">
            <text:p>475</text:p>
          </table:table-cell>
          <table:table-cell table:style-name="ce10" office:value-type="float" office:value="1002432">
            <text:p>1002432</text:p>
          </table:table-cell>
          <table:table-cell table:style-name="ce10" office:value-type="float" office:value="496416">
            <text:p>496416</text:p>
          </table:table-cell>
          <table:table-cell table:style-name="ce18" office:value-type="float" office:value="211424">
            <text:p>211424</text:p>
          </table:table-cell>
          <table:table-cell/>
          <table:table-cell table:style-name="ce4" office:value-type="float" office:value="475">
            <text:p>475</text:p>
          </table:table-cell>
          <table:table-cell table:style-name="ce10" office:value-type="float" office:value="1004000">
            <text:p>1004000</text:p>
          </table:table-cell>
          <table:table-cell table:style-name="ce10" office:value-type="float" office:value="493600">
            <text:p>493600</text:p>
          </table:table-cell>
          <table:table-cell table:style-name="ce18" office:value-type="float" office:value="197440">
            <text:p>197440</text:p>
          </table:table-cell>
        </table:table-row>
        <table:table-row table:style-name="ro2">
          <table:table-cell table:style-name="ce4" office:value-type="float" office:value="476">
            <text:p>476</text:p>
          </table:table-cell>
          <table:table-cell table:style-name="ce10" office:value-type="float" office:value="1000032">
            <text:p>1000032</text:p>
          </table:table-cell>
          <table:table-cell table:style-name="ce10" office:value-type="float" office:value="501120">
            <text:p>501120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476">
            <text:p>476</text:p>
          </table:table-cell>
          <table:table-cell table:style-name="ce10" office:value-type="float" office:value="1008896">
            <text:p>1008896</text:p>
          </table:table-cell>
          <table:table-cell table:style-name="ce10" office:value-type="float" office:value="500608">
            <text:p>500608</text:p>
          </table:table-cell>
          <table:table-cell table:style-name="ce18" office:value-type="float" office:value="188800">
            <text:p>188800</text:p>
          </table:table-cell>
          <table:table-cell/>
          <table:table-cell table:style-name="ce4" office:value-type="float" office:value="476">
            <text:p>476</text:p>
          </table:table-cell>
          <table:table-cell table:style-name="ce10" office:value-type="float" office:value="997792">
            <text:p>997792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9200">
            <text:p>199200</text:p>
          </table:table-cell>
        </table:table-row>
        <table:table-row table:style-name="ro2">
          <table:table-cell table:style-name="ce4" office:value-type="float" office:value="477">
            <text:p>477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477">
            <text:p>477</text:p>
          </table:table-cell>
          <table:table-cell table:style-name="ce10" office:value-type="float" office:value="989760">
            <text:p>989760</text:p>
          </table:table-cell>
          <table:table-cell table:style-name="ce10" office:value-type="float" office:value="502432">
            <text:p>502432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477">
            <text:p>477</text:p>
          </table:table-cell>
          <table:table-cell table:style-name="ce10" office:value-type="float" office:value="999072">
            <text:p>999072</text:p>
          </table:table-cell>
          <table:table-cell table:style-name="ce10" office:value-type="float" office:value="497536">
            <text:p>497536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478">
            <text:p>478</text:p>
          </table:table-cell>
          <table:table-cell table:style-name="ce10" office:value-type="float" office:value="1001216">
            <text:p>1001216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478">
            <text:p>478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7152">
            <text:p>497152</text:p>
          </table:table-cell>
          <table:table-cell table:style-name="ce18" office:value-type="float" office:value="199296">
            <text:p>199296</text:p>
          </table:table-cell>
          <table:table-cell/>
          <table:table-cell table:style-name="ce4" office:value-type="float" office:value="478">
            <text:p>478</text:p>
          </table:table-cell>
          <table:table-cell table:style-name="ce10" office:value-type="float" office:value="998464">
            <text:p>998464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79">
            <text:p>479</text:p>
          </table:table-cell>
          <table:table-cell table:style-name="ce10" office:value-type="float" office:value="998336">
            <text:p>998336</text:p>
          </table:table-cell>
          <table:table-cell table:style-name="ce10" office:value-type="float" office:value="499968">
            <text:p>499968</text:p>
          </table:table-cell>
          <table:table-cell table:style-name="ce18" office:value-type="float" office:value="200384">
            <text:p>200384</text:p>
          </table:table-cell>
          <table:table-cell/>
          <table:table-cell table:style-name="ce4" office:value-type="float" office:value="479">
            <text:p>479</text:p>
          </table:table-cell>
          <table:table-cell table:style-name="ce10" office:value-type="float" office:value="997408">
            <text:p>997408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199680">
            <text:p>199680</text:p>
          </table:table-cell>
          <table:table-cell/>
          <table:table-cell table:style-name="ce4" office:value-type="float" office:value="479">
            <text:p>479</text:p>
          </table:table-cell>
          <table:table-cell table:style-name="ce10" office:value-type="float" office:value="1000672">
            <text:p>1000672</text:p>
          </table:table-cell>
          <table:table-cell table:style-name="ce10" office:value-type="float" office:value="500928">
            <text:p>500928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10" office:value-type="float" office:value="1000320">
            <text:p>1000320</text:p>
          </table:table-cell>
          <table:table-cell table:style-name="ce10" office:value-type="float" office:value="500320">
            <text:p>500320</text:p>
          </table:table-cell>
          <table:table-cell table:style-name="ce18" office:value-type="float" office:value="198368">
            <text:p>198368</text:p>
          </table:table-cell>
          <table:table-cell/>
          <table:table-cell table:style-name="ce4" office:value-type="float" office:value="480">
            <text:p>480</text:p>
          </table:table-cell>
          <table:table-cell table:style-name="ce10" office:value-type="float" office:value="999904">
            <text:p>999904</text:p>
          </table:table-cell>
          <table:table-cell table:style-name="ce10" office:value-type="float" office:value="501664">
            <text:p>501664</text:p>
          </table:table-cell>
          <table:table-cell table:style-name="ce18" office:value-type="float" office:value="198144">
            <text:p>198144</text:p>
          </table:table-cell>
          <table:table-cell/>
          <table:table-cell table:style-name="ce4" office:value-type="float" office:value="480">
            <text:p>480</text:p>
          </table:table-cell>
          <table:table-cell table:style-name="ce10" office:value-type="float" office:value="996768">
            <text:p>996768</text:p>
          </table:table-cell>
          <table:table-cell table:style-name="ce10" office:value-type="float" office:value="501152">
            <text:p>50115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81">
            <text:p>481</text:p>
          </table:table-cell>
          <table:table-cell table:style-name="ce10" office:value-type="float" office:value="999488">
            <text:p>999488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81">
            <text:p>481</text:p>
          </table:table-cell>
          <table:table-cell table:style-name="ce10" office:value-type="float" office:value="988096">
            <text:p>988096</text:p>
          </table:table-cell>
          <table:table-cell table:style-name="ce10" office:value-type="float" office:value="497632">
            <text:p>497632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81">
            <text:p>481</text:p>
          </table:table-cell>
          <table:table-cell table:style-name="ce10" office:value-type="float" office:value="999456">
            <text:p>999456</text:p>
          </table:table-cell>
          <table:table-cell table:style-name="ce10" office:value-type="float" office:value="498944">
            <text:p>498944</text:p>
          </table:table-cell>
          <table:table-cell table:style-name="ce18" office:value-type="float" office:value="204096">
            <text:p>204096</text:p>
          </table:table-cell>
        </table:table-row>
        <table:table-row table:style-name="ro2">
          <table:table-cell table:style-name="ce4" office:value-type="float" office:value="482">
            <text:p>482</text:p>
          </table:table-cell>
          <table:table-cell table:style-name="ce10" office:value-type="float" office:value="1000448">
            <text:p>1000448</text:p>
          </table:table-cell>
          <table:table-cell table:style-name="ce10" office:value-type="float" office:value="500576">
            <text:p>500576</text:p>
          </table:table-cell>
          <table:table-cell table:style-name="ce18" office:value-type="float" office:value="200480">
            <text:p>200480</text:p>
          </table:table-cell>
          <table:table-cell/>
          <table:table-cell table:style-name="ce4" office:value-type="float" office:value="482">
            <text:p>482</text:p>
          </table:table-cell>
          <table:table-cell table:style-name="ce10" office:value-type="float" office:value="1010880">
            <text:p>1010880</text:p>
          </table:table-cell>
          <table:table-cell table:style-name="ce10" office:value-type="float" office:value="501568">
            <text:p>501568</text:p>
          </table:table-cell>
          <table:table-cell table:style-name="ce18" office:value-type="float" office:value="199296">
            <text:p>199296</text:p>
          </table:table-cell>
          <table:table-cell/>
          <table:table-cell table:style-name="ce4" office:value-type="float" office:value="482">
            <text:p>482</text:p>
          </table:table-cell>
          <table:table-cell table:style-name="ce10" office:value-type="float" office:value="998560">
            <text:p>998560</text:p>
          </table:table-cell>
          <table:table-cell table:style-name="ce10" office:value-type="float" office:value="492896">
            <text:p>492896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483">
            <text:p>483</text:p>
          </table:table-cell>
          <table:table-cell table:style-name="ce10" office:value-type="float" office:value="1000960">
            <text:p>1000960</text:p>
          </table:table-cell>
          <table:table-cell table:style-name="ce10" office:value-type="float" office:value="500000">
            <text:p>500000</text:p>
          </table:table-cell>
          <table:table-cell table:style-name="ce18" office:value-type="float" office:value="200320">
            <text:p>200320</text:p>
          </table:table-cell>
          <table:table-cell/>
          <table:table-cell table:style-name="ce4" office:value-type="float" office:value="483">
            <text:p>483</text:p>
          </table:table-cell>
          <table:table-cell table:style-name="ce10" office:value-type="float" office:value="1000128">
            <text:p>1000128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202592">
            <text:p>202592</text:p>
          </table:table-cell>
          <table:table-cell/>
          <table:table-cell table:style-name="ce4" office:value-type="float" office:value="483">
            <text:p>483</text:p>
          </table:table-cell>
          <table:table-cell table:style-name="ce10" office:value-type="float" office:value="998336">
            <text:p>998336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202048">
            <text:p>202048</text:p>
          </table:table-cell>
        </table:table-row>
        <table:table-row table:style-name="ro2">
          <table:table-cell table:style-name="ce4" office:value-type="float" office:value="484">
            <text:p>484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84">
            <text:p>484</text:p>
          </table:table-cell>
          <table:table-cell table:style-name="ce10" office:value-type="float" office:value="996800">
            <text:p>996800</text:p>
          </table:table-cell>
          <table:table-cell table:style-name="ce10" office:value-type="float" office:value="499232">
            <text:p>499232</text:p>
          </table:table-cell>
          <table:table-cell table:style-name="ce18" office:value-type="float" office:value="196640">
            <text:p>196640</text:p>
          </table:table-cell>
          <table:table-cell/>
          <table:table-cell table:style-name="ce4" office:value-type="float" office:value="484">
            <text:p>484</text:p>
          </table:table-cell>
          <table:table-cell table:style-name="ce10" office:value-type="float" office:value="1002560">
            <text:p>1002560</text:p>
          </table:table-cell>
          <table:table-cell table:style-name="ce10" office:value-type="float" office:value="506848">
            <text:p>506848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485">
            <text:p>485</text:p>
          </table:table-cell>
          <table:table-cell table:style-name="ce10" office:value-type="float" office:value="1000992">
            <text:p>1000992</text:p>
          </table:table-cell>
          <table:table-cell table:style-name="ce10" office:value-type="float" office:value="498976">
            <text:p>498976</text:p>
          </table:table-cell>
          <table:table-cell table:style-name="ce18" office:value-type="float" office:value="198560">
            <text:p>198560</text:p>
          </table:table-cell>
          <table:table-cell/>
          <table:table-cell table:style-name="ce4" office:value-type="float" office:value="485">
            <text:p>485</text:p>
          </table:table-cell>
          <table:table-cell table:style-name="ce10" office:value-type="float" office:value="1000672">
            <text:p>1000672</text:p>
          </table:table-cell>
          <table:table-cell table:style-name="ce10" office:value-type="float" office:value="500416">
            <text:p>500416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85">
            <text:p>485</text:p>
          </table:table-cell>
          <table:table-cell table:style-name="ce10" office:value-type="float" office:value="985376">
            <text:p>985376</text:p>
          </table:table-cell>
          <table:table-cell table:style-name="ce10" office:value-type="float" office:value="495296">
            <text:p>495296</text:p>
          </table:table-cell>
          <table:table-cell table:style-name="ce18" office:value-type="float" office:value="197472">
            <text:p>197472</text:p>
          </table:table-cell>
        </table:table-row>
        <table:table-row table:style-name="ro2">
          <table:table-cell table:style-name="ce4" office:value-type="float" office:value="486">
            <text:p>486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499904">
            <text:p>499904</text:p>
          </table:table-cell>
          <table:table-cell table:style-name="ce18" office:value-type="float" office:value="204768">
            <text:p>204768</text:p>
          </table:table-cell>
          <table:table-cell/>
          <table:table-cell table:style-name="ce4" office:value-type="float" office:value="486">
            <text:p>486</text:p>
          </table:table-cell>
          <table:table-cell table:style-name="ce10" office:value-type="float" office:value="1011616">
            <text:p>1011616</text:p>
          </table:table-cell>
          <table:table-cell table:style-name="ce10" office:value-type="float" office:value="495712">
            <text:p>495712</text:p>
          </table:table-cell>
          <table:table-cell table:style-name="ce18" office:value-type="float" office:value="199808">
            <text:p>199808</text:p>
          </table:table-cell>
          <table:table-cell/>
          <table:table-cell table:style-name="ce4" office:value-type="float" office:value="486">
            <text:p>486</text:p>
          </table:table-cell>
          <table:table-cell table:style-name="ce10" office:value-type="float" office:value="1012064">
            <text:p>1012064</text:p>
          </table:table-cell>
          <table:table-cell table:style-name="ce10" office:value-type="float" office:value="499040">
            <text:p>499040</text:p>
          </table:table-cell>
          <table:table-cell table:style-name="ce18" office:value-type="float" office:value="199168">
            <text:p>199168</text:p>
          </table:table-cell>
        </table:table-row>
        <table:table-row table:style-name="ro2">
          <table:table-cell table:style-name="ce4" office:value-type="float" office:value="487">
            <text:p>487</text:p>
          </table:table-cell>
          <table:table-cell table:style-name="ce10" office:value-type="float" office:value="1001344">
            <text:p>1001344</text:p>
          </table:table-cell>
          <table:table-cell table:style-name="ce10" office:value-type="float" office:value="500992">
            <text:p>500992</text:p>
          </table:table-cell>
          <table:table-cell table:style-name="ce18" office:value-type="float" office:value="196512">
            <text:p>196512</text:p>
          </table:table-cell>
          <table:table-cell/>
          <table:table-cell table:style-name="ce4" office:value-type="float" office:value="487">
            <text:p>487</text:p>
          </table:table-cell>
          <table:table-cell table:style-name="ce10" office:value-type="float" office:value="986496">
            <text:p>986496</text:p>
          </table:table-cell>
          <table:table-cell table:style-name="ce10" office:value-type="float" office:value="500672">
            <text:p>500672</text:p>
          </table:table-cell>
          <table:table-cell table:style-name="ce18" office:value-type="float" office:value="198880">
            <text:p>198880</text:p>
          </table:table-cell>
          <table:table-cell/>
          <table:table-cell table:style-name="ce4" office:value-type="float" office:value="487">
            <text:p>487</text:p>
          </table:table-cell>
          <table:table-cell table:style-name="ce10" office:value-type="float" office:value="994848">
            <text:p>994848</text:p>
          </table:table-cell>
          <table:table-cell table:style-name="ce10" office:value-type="float" office:value="501952">
            <text:p>501952</text:p>
          </table:table-cell>
          <table:table-cell table:style-name="ce18" office:value-type="float" office:value="202048">
            <text:p>202048</text:p>
          </table:table-cell>
        </table:table-row>
        <table:table-row table:style-name="ro2">
          <table:table-cell table:style-name="ce4" office:value-type="float" office:value="488">
            <text:p>488</text:p>
          </table:table-cell>
          <table:table-cell table:style-name="ce10" office:value-type="float" office:value="999648">
            <text:p>999648</text:p>
          </table:table-cell>
          <table:table-cell table:style-name="ce10" office:value-type="float" office:value="500192">
            <text:p>500192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88">
            <text:p>488</text:p>
          </table:table-cell>
          <table:table-cell table:style-name="ce10" office:value-type="float" office:value="1000032">
            <text:p>1000032</text:p>
          </table:table-cell>
          <table:table-cell table:style-name="ce10" office:value-type="float" office:value="501856">
            <text:p>501856</text:p>
          </table:table-cell>
          <table:table-cell table:style-name="ce18" office:value-type="float" office:value="190784">
            <text:p>190784</text:p>
          </table:table-cell>
          <table:table-cell/>
          <table:table-cell table:style-name="ce4" office:value-type="float" office:value="488">
            <text:p>488</text:p>
          </table:table-cell>
          <table:table-cell table:style-name="ce10" office:value-type="float" office:value="1001280">
            <text:p>1001280</text:p>
          </table:table-cell>
          <table:table-cell table:style-name="ce10" office:value-type="float" office:value="499360">
            <text:p>499360</text:p>
          </table:table-cell>
          <table:table-cell table:style-name="ce18" office:value-type="float" office:value="196896">
            <text:p>196896</text:p>
          </table:table-cell>
        </table:table-row>
        <table:table-row table:style-name="ro2">
          <table:table-cell table:style-name="ce4" office:value-type="float" office:value="489">
            <text:p>489</text:p>
          </table:table-cell>
          <table:table-cell table:style-name="ce10" office:value-type="float" office:value="999264">
            <text:p>999264</text:p>
          </table:table-cell>
          <table:table-cell table:style-name="ce10" office:value-type="float" office:value="499488">
            <text:p>499488</text:p>
          </table:table-cell>
          <table:table-cell table:style-name="ce18" office:value-type="float" office:value="200128">
            <text:p>200128</text:p>
          </table:table-cell>
          <table:table-cell/>
          <table:table-cell table:style-name="ce4" office:value-type="float" office:value="489">
            <text:p>489</text:p>
          </table:table-cell>
          <table:table-cell table:style-name="ce10" office:value-type="float" office:value="997728">
            <text:p>997728</text:p>
          </table:table-cell>
          <table:table-cell table:style-name="ce10" office:value-type="float" office:value="499424">
            <text:p>499424</text:p>
          </table:table-cell>
          <table:table-cell table:style-name="ce18" office:value-type="float" office:value="209408">
            <text:p>209408</text:p>
          </table:table-cell>
          <table:table-cell/>
          <table:table-cell table:style-name="ce4" office:value-type="float" office:value="489">
            <text:p>489</text:p>
          </table:table-cell>
          <table:table-cell table:style-name="ce10" office:value-type="float" office:value="997248">
            <text:p>997248</text:p>
          </table:table-cell>
          <table:table-cell table:style-name="ce10" office:value-type="float" office:value="512736">
            <text:p>512736</text:p>
          </table:table-cell>
          <table:table-cell table:style-name="ce18" office:value-type="float" office:value="199744">
            <text:p>199744</text:p>
          </table:table-cell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10" office:value-type="float" office:value="1001536">
            <text:p>1001536</text:p>
          </table:table-cell>
          <table:table-cell table:style-name="ce10" office:value-type="float" office:value="499456">
            <text:p>499456</text:p>
          </table:table-cell>
          <table:table-cell table:style-name="ce18" office:value-type="float" office:value="198848">
            <text:p>198848</text:p>
          </table:table-cell>
          <table:table-cell/>
          <table:table-cell table:style-name="ce4" office:value-type="float" office:value="490">
            <text:p>490</text:p>
          </table:table-cell>
          <table:table-cell table:style-name="ce10" office:value-type="float" office:value="999328">
            <text:p>999328</text:p>
          </table:table-cell>
          <table:table-cell table:style-name="ce10" office:value-type="float" office:value="500704">
            <text:p>500704</text:p>
          </table:table-cell>
          <table:table-cell table:style-name="ce18" office:value-type="float" office:value="199168">
            <text:p>199168</text:p>
          </table:table-cell>
          <table:table-cell/>
          <table:table-cell table:style-name="ce4" office:value-type="float" office:value="490">
            <text:p>490</text:p>
          </table:table-cell>
          <table:table-cell table:style-name="ce10" office:value-type="float" office:value="1003488">
            <text:p>1003488</text:p>
          </table:table-cell>
          <table:table-cell table:style-name="ce10" office:value-type="float" office:value="485824">
            <text:p>485824</text:p>
          </table:table-cell>
          <table:table-cell table:style-name="ce18" office:value-type="float" office:value="197088">
            <text:p>197088</text:p>
          </table:table-cell>
        </table:table-row>
        <table:table-row table:style-name="ro2">
          <table:table-cell table:style-name="ce4" office:value-type="float" office:value="491">
            <text:p>491</text:p>
          </table:table-cell>
          <table:table-cell table:style-name="ce10" office:value-type="float" office:value="998848">
            <text:p>998848</text:p>
          </table:table-cell>
          <table:table-cell table:style-name="ce10" office:value-type="float" office:value="501952">
            <text:p>501952</text:p>
          </table:table-cell>
          <table:table-cell table:style-name="ce18" office:value-type="float" office:value="201952">
            <text:p>201952</text:p>
          </table:table-cell>
          <table:table-cell/>
          <table:table-cell table:style-name="ce4" office:value-type="float" office:value="491">
            <text:p>491</text:p>
          </table:table-cell>
          <table:table-cell table:style-name="ce10" office:value-type="float" office:value="1000096">
            <text:p>1000096</text:p>
          </table:table-cell>
          <table:table-cell table:style-name="ce10" office:value-type="float" office:value="488768">
            <text:p>488768</text:p>
          </table:table-cell>
          <table:table-cell table:style-name="ce18" office:value-type="float" office:value="198304">
            <text:p>198304</text:p>
          </table:table-cell>
          <table:table-cell/>
          <table:table-cell table:style-name="ce4" office:value-type="float" office:value="491">
            <text:p>491</text:p>
          </table:table-cell>
          <table:table-cell table:style-name="ce10" office:value-type="float" office:value="996800">
            <text:p>996800</text:p>
          </table:table-cell>
          <table:table-cell table:style-name="ce10" office:value-type="float" office:value="500224">
            <text:p>50022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92">
            <text:p>492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9648">
            <text:p>499648</text:p>
          </table:table-cell>
          <table:table-cell table:style-name="ce18" office:value-type="float" office:value="210720">
            <text:p>210720</text:p>
          </table:table-cell>
          <table:table-cell/>
          <table:table-cell table:style-name="ce4" office:value-type="float" office:value="492">
            <text:p>492</text:p>
          </table:table-cell>
          <table:table-cell table:style-name="ce10" office:value-type="float" office:value="999392">
            <text:p>999392</text:p>
          </table:table-cell>
          <table:table-cell table:style-name="ce10" office:value-type="float" office:value="518048">
            <text:p>51804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92">
            <text:p>492</text:p>
          </table:table-cell>
          <table:table-cell table:style-name="ce10" office:value-type="float" office:value="1001120">
            <text:p>1001120</text:p>
          </table:table-cell>
          <table:table-cell table:style-name="ce10" office:value-type="float" office:value="501984">
            <text:p>501984</text:p>
          </table:table-cell>
          <table:table-cell table:style-name="ce18" office:value-type="float" office:value="204128">
            <text:p>204128</text:p>
          </table:table-cell>
        </table:table-row>
        <table:table-row table:style-name="ro2">
          <table:table-cell table:style-name="ce4" office:value-type="float" office:value="493">
            <text:p>493</text:p>
          </table:table-cell>
          <table:table-cell table:style-name="ce10" office:value-type="float" office:value="1001536">
            <text:p>1001536</text:p>
          </table:table-cell>
          <table:table-cell table:style-name="ce10" office:value-type="float" office:value="498208">
            <text:p>498208</text:p>
          </table:table-cell>
          <table:table-cell table:style-name="ce18" office:value-type="float" office:value="200640">
            <text:p>200640</text:p>
          </table:table-cell>
          <table:table-cell/>
          <table:table-cell table:style-name="ce4" office:value-type="float" office:value="493">
            <text:p>493</text:p>
          </table:table-cell>
          <table:table-cell table:style-name="ce10" office:value-type="float" office:value="986848">
            <text:p>986848</text:p>
          </table:table-cell>
          <table:table-cell table:style-name="ce10" office:value-type="float" office:value="488416">
            <text:p>488416</text:p>
          </table:table-cell>
          <table:table-cell table:style-name="ce18" office:value-type="float" office:value="212544">
            <text:p>212544</text:p>
          </table:table-cell>
          <table:table-cell/>
          <table:table-cell table:style-name="ce4" office:value-type="float" office:value="493">
            <text:p>493</text:p>
          </table:table-cell>
          <table:table-cell table:style-name="ce10" office:value-type="float" office:value="991104">
            <text:p>991104</text:p>
          </table:table-cell>
          <table:table-cell table:style-name="ce10" office:value-type="float" office:value="495040">
            <text:p>495040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494">
            <text:p>494</text:p>
          </table:table-cell>
          <table:table-cell table:style-name="ce10" office:value-type="float" office:value="999264">
            <text:p>999264</text:p>
          </table:table-cell>
          <table:table-cell table:style-name="ce10" office:value-type="float" office:value="502368">
            <text:p>502368</text:p>
          </table:table-cell>
          <table:table-cell table:style-name="ce18" office:value-type="float" office:value="199744">
            <text:p>199744</text:p>
          </table:table-cell>
          <table:table-cell/>
          <table:table-cell table:style-name="ce4" office:value-type="float" office:value="494">
            <text:p>494</text:p>
          </table:table-cell>
          <table:table-cell table:style-name="ce10" office:value-type="float" office:value="1007648">
            <text:p>1007648</text:p>
          </table:table-cell>
          <table:table-cell table:style-name="ce10" office:value-type="float" office:value="500160">
            <text:p>500160</text:p>
          </table:table-cell>
          <table:table-cell table:style-name="ce18" office:value-type="float" office:value="199712">
            <text:p>199712</text:p>
          </table:table-cell>
          <table:table-cell/>
          <table:table-cell table:style-name="ce4" office:value-type="float" office:value="494">
            <text:p>494</text:p>
          </table:table-cell>
          <table:table-cell table:style-name="ce10" office:value-type="float" office:value="1000736">
            <text:p>1000736</text:p>
          </table:table-cell>
          <table:table-cell table:style-name="ce10" office:value-type="float" office:value="501760">
            <text:p>501760</text:p>
          </table:table-cell>
          <table:table-cell table:style-name="ce18" office:value-type="float" office:value="201472">
            <text:p>201472</text:p>
          </table:table-cell>
        </table:table-row>
        <table:table-row table:style-name="ro2">
          <table:table-cell table:style-name="ce4" office:value-type="float" office:value="495">
            <text:p>495</text:p>
          </table:table-cell>
          <table:table-cell table:style-name="ce10" office:value-type="float" office:value="999840">
            <text:p>999840</text:p>
          </table:table-cell>
          <table:table-cell table:style-name="ce10" office:value-type="float" office:value="498432">
            <text:p>498432</text:p>
          </table:table-cell>
          <table:table-cell table:style-name="ce18" office:value-type="float" office:value="200000">
            <text:p>200000</text:p>
          </table:table-cell>
          <table:table-cell/>
          <table:table-cell table:style-name="ce4" office:value-type="float" office:value="495">
            <text:p>495</text:p>
          </table:table-cell>
          <table:table-cell table:style-name="ce10" office:value-type="float" office:value="999776">
            <text:p>999776</text:p>
          </table:table-cell>
          <table:table-cell table:style-name="ce10" office:value-type="float" office:value="500032">
            <text:p>500032</text:p>
          </table:table-cell>
          <table:table-cell table:style-name="ce18" office:value-type="float" office:value="199200">
            <text:p>199200</text:p>
          </table:table-cell>
          <table:table-cell/>
          <table:table-cell table:style-name="ce4" office:value-type="float" office:value="495">
            <text:p>495</text:p>
          </table:table-cell>
          <table:table-cell table:style-name="ce10" office:value-type="float" office:value="1004448">
            <text:p>1004448</text:p>
          </table:table-cell>
          <table:table-cell table:style-name="ce10" office:value-type="float" office:value="499360">
            <text:p>499360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96">
            <text:p>496</text:p>
          </table:table-cell>
          <table:table-cell table:style-name="ce10" office:value-type="float" office:value="1000032">
            <text:p>1000032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032">
            <text:p>200032</text:p>
          </table:table-cell>
          <table:table-cell/>
          <table:table-cell table:style-name="ce4" office:value-type="float" office:value="496">
            <text:p>496</text:p>
          </table:table-cell>
          <table:table-cell table:style-name="ce10" office:value-type="float" office:value="1001760">
            <text:p>1001760</text:p>
          </table:table-cell>
          <table:table-cell table:style-name="ce10" office:value-type="float" office:value="500832">
            <text:p>500832</text:p>
          </table:table-cell>
          <table:table-cell table:style-name="ce18" office:value-type="float" office:value="201792">
            <text:p>201792</text:p>
          </table:table-cell>
          <table:table-cell/>
          <table:table-cell table:style-name="ce4" office:value-type="float" office:value="496">
            <text:p>496</text:p>
          </table:table-cell>
          <table:table-cell table:style-name="ce10" office:value-type="float" office:value="1006016">
            <text:p>1006016</text:p>
          </table:table-cell>
          <table:table-cell table:style-name="ce10" office:value-type="float" office:value="500512">
            <text:p>500512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4" office:value-type="float" office:value="497">
            <text:p>497</text:p>
          </table:table-cell>
          <table:table-cell table:style-name="ce10" office:value-type="float" office:value="998976">
            <text:p>998976</text:p>
          </table:table-cell>
          <table:table-cell table:style-name="ce10" office:value-type="float" office:value="498624">
            <text:p>498624</text:p>
          </table:table-cell>
          <table:table-cell table:style-name="ce18" office:value-type="float" office:value="200352">
            <text:p>200352</text:p>
          </table:table-cell>
          <table:table-cell/>
          <table:table-cell table:style-name="ce4" office:value-type="float" office:value="497">
            <text:p>497</text:p>
          </table:table-cell>
          <table:table-cell table:style-name="ce10" office:value-type="float" office:value="997600">
            <text:p>997600</text:p>
          </table:table-cell>
          <table:table-cell table:style-name="ce10" office:value-type="float" office:value="510688">
            <text:p>510688</text:p>
          </table:table-cell>
          <table:table-cell table:style-name="ce18" office:value-type="float" office:value="199424">
            <text:p>199424</text:p>
          </table:table-cell>
          <table:table-cell/>
          <table:table-cell table:style-name="ce4" office:value-type="float" office:value="497">
            <text:p>497</text:p>
          </table:table-cell>
          <table:table-cell table:style-name="ce10" office:value-type="float" office:value="981216">
            <text:p>981216</text:p>
          </table:table-cell>
          <table:table-cell table:style-name="ce10" office:value-type="float" office:value="490112">
            <text:p>490112</text:p>
          </table:table-cell>
          <table:table-cell table:style-name="ce18" office:value-type="float" office:value="197120">
            <text:p>197120</text:p>
          </table:table-cell>
        </table:table-row>
        <table:table-row table:style-name="ro2">
          <table:table-cell table:style-name="ce4" office:value-type="float" office:value="498">
            <text:p>498</text:p>
          </table:table-cell>
          <table:table-cell table:style-name="ce10" office:value-type="float" office:value="1000768">
            <text:p>1000768</text:p>
          </table:table-cell>
          <table:table-cell table:style-name="ce10" office:value-type="float" office:value="512672">
            <text:p>512672</text:p>
          </table:table-cell>
          <table:table-cell table:style-name="ce18" office:value-type="float" office:value="200256">
            <text:p>200256</text:p>
          </table:table-cell>
          <table:table-cell/>
          <table:table-cell table:style-name="ce4" office:value-type="float" office:value="498">
            <text:p>498</text:p>
          </table:table-cell>
          <table:table-cell table:style-name="ce10" office:value-type="float" office:value="998944">
            <text:p>998944</text:p>
          </table:table-cell>
          <table:table-cell table:style-name="ce10" office:value-type="float" office:value="499072">
            <text:p>499072</text:p>
          </table:table-cell>
          <table:table-cell table:style-name="ce18" office:value-type="float" office:value="199264">
            <text:p>199264</text:p>
          </table:table-cell>
          <table:table-cell/>
          <table:table-cell table:style-name="ce4" office:value-type="float" office:value="498">
            <text:p>498</text:p>
          </table:table-cell>
          <table:table-cell table:style-name="ce10" office:value-type="float" office:value="1009568">
            <text:p>1009568</text:p>
          </table:table-cell>
          <table:table-cell table:style-name="ce10" office:value-type="float" office:value="522304">
            <text:p>522304</text:p>
          </table:table-cell>
          <table:table-cell table:style-name="ce18" office:value-type="float" office:value="201824">
            <text:p>201824</text:p>
          </table:table-cell>
        </table:table-row>
        <table:table-row table:style-name="ro2">
          <table:table-cell table:style-name="ce4" office:value-type="float" office:value="499">
            <text:p>499</text:p>
          </table:table-cell>
          <table:table-cell table:style-name="ce10" office:value-type="float" office:value="999136">
            <text:p>999136</text:p>
          </table:table-cell>
          <table:table-cell table:style-name="ce10" office:value-type="float" office:value="500640">
            <text:p>500640</text:p>
          </table:table-cell>
          <table:table-cell table:style-name="ce18" office:value-type="float" office:value="200160">
            <text:p>200160</text:p>
          </table:table-cell>
          <table:table-cell/>
          <table:table-cell table:style-name="ce4" office:value-type="float" office:value="499">
            <text:p>499</text:p>
          </table:table-cell>
          <table:table-cell table:style-name="ce10" office:value-type="float" office:value="997216">
            <text:p>997216</text:p>
          </table:table-cell>
          <table:table-cell table:style-name="ce10" office:value-type="float" office:value="500800">
            <text:p>500800</text:p>
          </table:table-cell>
          <table:table-cell table:style-name="ce18" office:value-type="float" office:value="199584">
            <text:p>199584</text:p>
          </table:table-cell>
          <table:table-cell/>
          <table:table-cell table:style-name="ce4" office:value-type="float" office:value="499">
            <text:p>499</text:p>
          </table:table-cell>
          <table:table-cell table:style-name="ce10" office:value-type="float" office:value="999456">
            <text:p>999456</text:p>
          </table:table-cell>
          <table:table-cell table:style-name="ce10" office:value-type="float" office:value="498368">
            <text:p>498368</text:p>
          </table:table-cell>
          <table:table-cell table:style-name="ce18" office:value-type="float" office:value="194816">
            <text:p>194816</text:p>
          </table:table-cell>
        </table:table-row>
        <table:table-row table:style-name="ro2">
          <table:table-cell table:style-name="ce5" office:value-type="float" office:value="500">
            <text:p>500</text:p>
          </table:table-cell>
          <table:table-cell table:style-name="ce11" office:value-type="float" office:value="1012000">
            <text:p>1012000</text:p>
          </table:table-cell>
          <table:table-cell table:style-name="ce11" office:value-type="float" office:value="498784">
            <text:p>498784</text:p>
          </table:table-cell>
          <table:table-cell table:style-name="ce19" office:value-type="float" office:value="199136">
            <text:p>199136</text:p>
          </table:table-cell>
          <table:table-cell/>
          <table:table-cell table:style-name="ce5" office:value-type="float" office:value="500">
            <text:p>500</text:p>
          </table:table-cell>
          <table:table-cell table:style-name="ce11" office:value-type="float" office:value="1003008">
            <text:p>1003008</text:p>
          </table:table-cell>
          <table:table-cell table:style-name="ce11" office:value-type="float" office:value="501248">
            <text:p>501248</text:p>
          </table:table-cell>
          <table:table-cell table:style-name="ce19" office:value-type="float" office:value="197312">
            <text:p>197312</text:p>
          </table:table-cell>
          <table:table-cell/>
          <table:table-cell table:style-name="ce5" office:value-type="float" office:value="500">
            <text:p>500</text:p>
          </table:table-cell>
          <table:table-cell table:style-name="ce11" office:value-type="float" office:value="1010528">
            <text:p>1010528</text:p>
          </table:table-cell>
          <table:table-cell table:style-name="ce11" office:value-type="float" office:value="498784">
            <text:p>498784</text:p>
          </table:table-cell>
          <table:table-cell table:style-name="ce19" office:value-type="float" office:value="164896">
            <text:p>164896</text:p>
          </table:table-cell>
        </table:table-row>
        <table:table-row table:style-name="ro2" table:number-rows-repeated="65033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02/08/2007</text:date>, <text:time>15:00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2T14:42:44</meta:creation-date>
    <dc:creator>Milton Pividori</dc:creator>
    <dc:date>2007-08-02T15:00:10</dc:date>
    <dc:language>es-AR</dc:language>
    <meta:editing-cycles>26</meta:editing-cycles>
    <meta:editing-duration>PT17M26S</meta:editing-duration>
    <meta:user-defined meta:name="Info 1"/>
    <meta:user-defined meta:name="Info 2"/>
    <meta:user-defined meta:name="Info 3"/>
    <meta:user-defined meta:name="Info 4"/>
    <meta:document-statistic meta:table-count="2" meta:cell-count="6084"/>
  </office:meta>
</office:document-meta>
</file>